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18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1.1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outline1">
      <style:graphic-properties fo:min-height="2.54cm"/>
    </style:style>
    <style:style style:name="pr10" style:family="presentation" style:parent-style-name="Kyodai_25_20Presentation-title">
      <style:graphic-properties fo:min-height="2.987cm"/>
    </style:style>
    <style:style style:name="pr11" style:family="presentation" style:parent-style-name="Kyodai_25_20Presentation-outline1">
      <style:graphic-properties fo:min-height="13.61cm"/>
    </style:style>
    <style:style style:name="pr12" style:family="presentation" style:parent-style-name="Kyodai_25_20Presentation-notes">
      <style:graphic-properties draw:fill-color="#ffffff" fo:min-height="12.322cm"/>
    </style:style>
    <style:style style:name="pr13" style:family="presentation" style:parent-style-name="Kyodai_25_20Presentation-outline1">
      <style:graphic-properties fo:min-height="1.27cm"/>
    </style:style>
    <style:style style:name="pr14" style:family="presentation" style:parent-style-name="Kyodai_25_20Presentation-outline1">
      <style:graphic-properties fo:min-height="8.255cm"/>
    </style:style>
    <style:style style:name="pr15" style:family="presentation" style:parent-style-name="Kyodai_25_20Presentation-outline1">
      <style:graphic-properties fo:min-height="8.655cm"/>
    </style:style>
    <style:style style:name="pr16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color="#800000" fo:font-size="24pt" style:font-size-asian="24pt" style:font-size-complex="24pt"/>
    </style:style>
    <style:style style:name="P11" style:family="paragraph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text-properties fo:color="#000080" fo:font-size="26pt" style:font-size-asian="26pt" style:font-size-complex="26pt"/>
    </style:style>
    <style:style style:name="P15" style:family="paragraph">
      <style:text-properties fo:color="#800000"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18" style:family="paragraph">
      <style:paragraph-properties fo:text-align="center"/>
      <style:text-properties fo:color="#800000" fo:font-size="24pt" style:font-size-asian="24pt" style:font-size-complex="24pt"/>
    </style:style>
    <style:style style:name="P19" style:family="paragraph">
      <style:paragraph-properties fo:text-align="center"/>
      <style:text-properties fo:color="#800000"/>
    </style:style>
    <style:style style:name="P20" style:family="paragraph">
      <style:text-properties fo:color="#800000" fo:font-size="18pt" style:font-size-asian="18pt" style:font-size-complex="18pt"/>
    </style:style>
    <style:style style:name="P21" style:family="paragraph">
      <style:text-properties fo:color="#000080" fo:font-size="18pt" style:font-size-asian="18pt" style:font-size-complex="18pt"/>
    </style:style>
    <style:style style:name="P22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23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24" style:family="paragraph">
      <style:text-properties fo:font-size="26pt" style:text-underline-style="none" style:font-size-asian="26pt" style:font-size-complex="26pt"/>
    </style:style>
    <style:style style:name="P25" style:family="paragraph">
      <style:text-properties fo:color="#000080" fo:font-size="28pt" style:font-size-asian="28pt" style:font-size-complex="28pt"/>
    </style:style>
    <style:style style:name="P26" style:family="paragraph">
      <style:text-properties fo:color="#800000" fo:font-size="28pt" style:font-size-asian="28pt" style:font-size-complex="28pt"/>
    </style:style>
    <style:style style:name="P27" style:family="paragraph">
      <style:text-properties fo:font-size="54pt" style:font-size-asian="54pt" style:font-size-complex="54pt"/>
    </style:style>
    <style:style style:name="P28" style:family="paragraph">
      <style:text-properties fo:color="#000080" fo:font-size="22pt" style:font-size-asian="22pt" style:font-size-complex="22pt"/>
    </style:style>
    <style:style style:name="P29" style:family="paragraph">
      <style:text-properties fo:color="#008000" fo:font-size="22pt" style:font-size-asian="22pt" style:font-size-complex="22pt"/>
    </style:style>
    <style:style style:name="P30" style:family="paragraph">
      <style:text-properties fo:color="#800080" fo:font-size="22pt" style:font-size-asian="22pt" style:font-size-complex="22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text-properties fo:font-size="21pt" style:font-size-asian="21pt" style:font-size-complex="22pt"/>
    </style:style>
    <style:style style:name="P34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5" style:family="paragraph">
      <style:paragraph-properties fo:text-align="center"/>
      <style:text-properties fo:font-size="24pt" style:font-size-asian="28pt" style:font-size-complex="28pt"/>
    </style:style>
    <style:style style:name="P36" style:family="paragraph">
      <style:text-properties style:use-window-font-color="true" fo:font-size="28pt" style:font-size-asian="28pt" style:font-size-complex="28pt"/>
    </style:style>
    <style:style style:name="P37" style:family="paragraph">
      <style:text-properties style:use-window-font-color="true" fo:font-size="19pt" style:font-size-asian="19pt" style:font-size-complex="19pt"/>
    </style:style>
    <style:style style:name="P38" style:family="paragraph">
      <style:text-properties fo:font-family="LMMonoCaps10" style:font-pitch="fixed" fo:font-size="26pt" style:font-size-asian="26pt" style:font-size-complex="26pt"/>
    </style:style>
    <style:style style:name="P39" style:family="paragraph">
      <style:text-properties fo:font-size="22pt" style:font-size-asian="22pt" style:font-size-complex="22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 fo:font-size="32pt" style:font-size-asian="32pt" style:font-size-complex="32pt"/>
    </style:style>
    <style:style style:name="T3" style:family="text">
      <style:text-properties style:use-window-font-color="tru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800000" fo:font-size="32pt" style:font-size-asian="32pt" style:font-size-complex="32pt"/>
    </style:style>
    <style:style style:name="T6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800080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/>
    </style:style>
    <style:style style:name="T12" style:family="text">
      <style:text-properties fo:color="#800000" fo:font-size="24pt" style:font-size-asian="24pt" style:font-size-complex="24pt"/>
    </style:style>
    <style:style style:name="T13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000080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800000"/>
    </style:style>
    <style:style style:name="T19" style:family="text">
      <style:text-properties style:use-window-font-color="true"/>
    </style:style>
    <style:style style:name="T20" style:family="text">
      <style:text-properties fo:color="#800080"/>
    </style:style>
    <style:style style:name="T21" style:family="text">
      <style:text-properties fo:color="#000080" fo:font-size="26pt" style:font-size-asian="26pt" style:font-size-complex="26pt"/>
    </style:style>
    <style:style style:name="T22" style:family="text">
      <style:text-properties fo:color="#800000" fo:font-size="22pt" style:font-size-asian="22pt" style:font-size-complex="22pt"/>
    </style:style>
    <style:style style:name="T23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24" style:family="text">
      <style:text-properties fo:color="#800000" fo:font-size="18pt" style:font-size-asian="18pt" style:font-size-complex="18pt"/>
    </style:style>
    <style:style style:name="T25" style:family="text">
      <style:text-properties fo:color="#800000" style:text-position="sub 58%" fo:font-size="18pt" style:font-size-asian="18pt" style:font-size-complex="18pt"/>
    </style:style>
    <style:style style:name="T26" style:family="text">
      <style:text-properties fo:color="#000080" fo:font-size="18pt" style:font-size-asian="18pt" style:font-size-complex="18pt"/>
    </style:style>
    <style:style style:name="T27" style:family="text">
      <style:text-properties fo:color="#000080" style:text-position="sub 58%" fo:font-size="18pt" style:font-size-asian="18pt" style:font-size-complex="18pt"/>
    </style:style>
    <style:style style:name="T28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29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30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3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2" style:family="text">
      <style:text-properties fo:font-size="26pt" style:text-underline-style="none" style:font-size-asian="26pt" style:font-size-complex="26pt"/>
    </style:style>
    <style:style style:name="T33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34" style:family="text">
      <style:text-properties fo:color="#000080" fo:font-size="28pt" style:font-size-asian="28pt" style:font-size-complex="28pt"/>
    </style:style>
    <style:style style:name="T35" style:family="text">
      <style:text-properties fo:color="#800000" fo:font-size="28pt" style:font-size-asian="28pt" style:font-size-complex="28pt"/>
    </style:style>
    <style:style style:name="T36" style:family="text">
      <style:text-properties fo:font-size="54pt" style:font-size-asian="54pt" style:font-size-complex="54pt"/>
    </style:style>
    <style:style style:name="T37" style:family="text">
      <style:text-properties fo:color="#800000" style:text-position="sub 58%" fo:font-size="22pt" style:font-size-asian="22pt" style:font-size-complex="22pt"/>
    </style:style>
    <style:style style:name="T38" style:family="text">
      <style:text-properties fo:color="#000080" fo:font-size="22pt" style:font-size-asian="22pt" style:font-size-complex="22pt"/>
    </style:style>
    <style:style style:name="T39" style:family="text">
      <style:text-properties fo:color="#000080" style:text-position="sub 58%" fo:font-size="22pt" style:font-size-asian="22pt" style:font-size-complex="22pt"/>
    </style:style>
    <style:style style:name="T40" style:family="text">
      <style:text-properties fo:color="#008000" fo:font-size="22pt" style:font-size-asian="22pt" style:font-size-complex="22pt"/>
    </style:style>
    <style:style style:name="T41" style:family="text">
      <style:text-properties fo:color="#008000" style:text-position="sub 58%" fo:font-size="22pt" style:font-size-asian="22pt" style:font-size-complex="22pt"/>
    </style:style>
    <style:style style:name="T42" style:family="text">
      <style:text-properties fo:color="#800080" fo:font-size="22pt" style:font-size-asian="22pt" style:font-size-complex="22pt"/>
    </style:style>
    <style:style style:name="T43" style:family="text">
      <style:text-properties fo:color="#800080" style:text-position="sub 58%" fo:font-size="22pt" style:font-size-asian="22pt" style:font-size-complex="22pt"/>
    </style:style>
    <style:style style:name="T44" style:family="text">
      <style:text-properties fo:font-size="21pt" style:font-size-asian="21pt" style:font-size-complex="22pt"/>
    </style:style>
    <style:style style:name="T45" style:family="text">
      <style:text-properties fo:color="#800000" fo:font-size="21pt" style:font-size-asian="21pt" style:font-size-complex="22pt"/>
    </style:style>
    <style:style style:name="T46" style:family="text">
      <style:text-properties fo:color="#800000" style:text-position="sub 58%" fo:font-size="21pt" style:font-size-asian="21pt" style:font-size-complex="22pt"/>
    </style:style>
    <style:style style:name="T47" style:family="text">
      <style:text-properties fo:color="#000080" fo:font-size="21pt" style:font-size-asian="21pt" style:font-size-complex="22pt"/>
    </style:style>
    <style:style style:name="T48" style:family="text">
      <style:text-properties fo:color="#000080" style:text-position="sub 58%" fo:font-size="21pt" style:font-size-asian="21pt" style:font-size-complex="22pt"/>
    </style:style>
    <style:style style:name="T49" style:family="text">
      <style:text-properties fo:color="#008000"/>
    </style:style>
    <style:style style:name="T50" style:family="text">
      <style:text-properties style:use-window-font-color="true" fo:font-size="28pt" style:font-size-asian="28pt" style:font-size-complex="28pt"/>
    </style:style>
    <style:style style:name="T51" style:family="text">
      <style:text-properties fo:font-size="24pt" style:font-size-asian="28pt" style:font-size-complex="28pt"/>
    </style:style>
    <style:style style:name="T52" style:family="text">
      <style:text-properties style:use-window-font-color="true" fo:font-size="19pt" style:font-size-asian="19pt" style:font-size-complex="19pt"/>
    </style:style>
    <style:style style:name="T53" style:family="text">
      <style:text-properties fo:color="#008000" fo:font-size="19pt" style:font-size-asian="19pt" style:font-size-complex="19pt"/>
    </style:style>
    <style:style style:name="T54" style:family="text">
      <style:text-properties fo:color="#800000" fo:font-size="19pt" style:font-size-asian="19pt" style:font-size-complex="19pt"/>
    </style:style>
    <style:style style:name="T55" style:family="text">
      <style:text-properties fo:color="#800000" style:text-position="sub 58%" fo:font-size="19pt" style:font-size-asian="19pt" style:font-size-complex="19pt"/>
    </style:style>
    <style:style style:name="T56" style:family="text">
      <style:text-properties fo:color="#000080" fo:font-size="19pt" style:font-size-asian="19pt" style:font-size-complex="19pt"/>
    </style:style>
    <style:style style:name="T57" style:family="text">
      <style:text-properties fo:color="#000080" style:text-position="sub 58%" fo:font-size="19pt" style:font-size-asian="19pt" style:font-size-complex="19pt"/>
    </style:style>
    <style:style style:name="T58" style:family="text">
      <style:text-properties fo:color="#800000" style:text-position="-33% 58%" fo:font-size="21pt" style:font-size-asian="21pt" style:font-size-complex="22pt"/>
    </style:style>
    <style:style style:name="T59" style:family="text">
      <style:text-properties fo:color="#000080" style:text-position="-33% 58%" fo:font-size="21pt" style:font-size-asian="21pt" style:font-size-complex="22pt"/>
    </style:style>
    <style:style style:name="T60" style:family="text">
      <style:text-properties style:use-window-font-color="true" style:text-position="0% 100%" fo:font-size="21pt" style:font-size-asian="21pt" style:font-size-complex="22pt"/>
    </style:style>
    <style:style style:name="T61" style:family="text">
      <style:text-properties fo:color="#008000" style:text-position="0% 100%" fo:font-size="21pt" style:font-size-asian="21pt" style:font-size-complex="22pt"/>
    </style:style>
    <style:style style:name="T62" style:family="text">
      <style:text-properties fo:color="#008000" style:text-position="-33% 58%" fo:font-size="21pt" style:font-size-asian="21pt" style:font-size-complex="22pt"/>
    </style:style>
    <style:style style:name="T63" style:family="text">
      <style:text-properties fo:color="#000000" style:text-position="0% 100%" fo:font-size="21pt" style:font-size-asian="21pt" style:font-size-complex="22pt"/>
    </style:style>
    <style:style style:name="T64" style:family="text">
      <style:text-properties style:use-window-font-color="true" fo:font-weight="bold" style:font-weight-asian="bold" style:font-weight-complex="bold"/>
    </style:style>
    <style:style style:name="T65" style:family="text">
      <style:text-properties fo:color="#008000" fo:font-style="italic" style:font-style-asian="italic" style:font-style-complex="italic"/>
    </style:style>
    <style:style style:name="T66" style:family="text">
      <style:text-properties style:use-window-font-color="true" fo:font-style="italic" style:font-style-asian="italic" style:font-style-complex="italic"/>
    </style:style>
    <style:style style:name="T67" style:family="text">
      <style:text-properties style:use-window-font-color="true" fo:font-weight="normal" style:font-weight-asian="normal" style:font-weight-complex="normal"/>
    </style:style>
    <style:style style:name="T68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color="#800000" fo:font-weight="normal" style:font-weight-asian="normal" style:font-weight-complex="normal"/>
    </style:style>
    <style:style style:name="T72" style:family="text">
      <style:text-properties style:use-window-font-color="true" fo:font-family="LMMonoCaps10" style:font-pitch="fixed" fo:font-weight="bold" style:font-weight-asian="bold" style:font-weight-complex="bold"/>
    </style:style>
    <style:style style:name="T73" style:family="text">
      <style:text-properties fo:color="#008000" fo:font-weight="normal" style:font-weight-asian="normal" style:font-weight-complex="normal"/>
    </style:style>
    <style:style style:name="T74" style:family="text">
      <style:text-properties fo:color="#000080" fo:font-weight="normal" style:font-weight-asian="normal" style:font-weight-complex="normal"/>
    </style:style>
    <style:style style:name="T75" style:family="text">
      <style:text-properties fo:color="#800080" fo:font-weight="normal" style:font-weight-asian="normal" style:font-weight-complex="normal"/>
    </style:style>
    <style:style style:name="T76" style:family="text">
      <style:text-properties fo:color="#000000" fo:font-weight="normal" style:font-weight-asian="normal" style:font-weight-complex="normal"/>
    </style:style>
    <style:style style:name="T77" style:family="text">
      <style:text-properties fo:font-family="LMMonoCaps10" style:font-pitch="fixed" fo:font-size="26pt" style:font-size-asian="26pt" style:font-size-complex="26pt"/>
    </style:style>
    <style:style style:name="T78" style:family="text">
      <style:text-properties fo:font-family="LMMonoCaps10" style:font-pitch="fixed"/>
    </style:style>
    <style:style style:name="T79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ize="26pt" fo:font-weight="bold" style:font-size-asian="26pt" style:font-weight-asian="bold" style:font-size-complex="26pt" style:font-weight-complex="bold"/>
    </style:style>
    <style:style style:name="T81" style:family="text">
      <style:text-properties fo:font-size="26pt" fo:font-style="italic" style:font-size-asian="26pt" style:font-style-asian="italic" style:font-size-complex="26pt" style:font-style-complex="italic"/>
    </style:style>
    <style:style style:name="T8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4" style:family="text">
      <style:text-properties fo:font-size="26pt" fo:font-weight="normal" style:font-size-asian="26pt" style:font-weight-asian="normal" style:font-size-complex="26pt" style:font-weight-complex="normal"/>
    </style:style>
    <style:style style:name="T85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7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9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0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1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2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800000" fo:font-family="LMMonoCaps10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5" style:family="text">
      <style:text-properties fo:color="#000080" fo:font-family="LMMonoCaps10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6" style:family="text">
      <style:text-properties style:use-window-font-color="true" fo:font-family="'Courier 10 Pitch'" style:font-pitch="fixed"/>
    </style:style>
    <style:style style:name="T97" style:family="text">
      <style:text-properties style:use-window-font-color="true" fo:font-size="26pt" style:font-size-asian="26pt" style:font-size-complex="26pt"/>
    </style:style>
    <style:style style:name="T98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9" style:family="text">
      <style:text-properties style:use-window-font-color="true" fo:font-family="'Courier 10 Pitch'" style:font-pitch="fixed" fo:font-size="21pt" style:font-size-asian="21pt" style:font-size-complex="21pt"/>
    </style:style>
    <style:style style:name="T100" style:family="text">
      <style:text-properties fo:color="#000080" fo:font-family="Arial" style:font-family-generic="swiss" fo:font-size="28pt" style:font-size-asian="28pt" style:font-size-complex="28pt"/>
    </style:style>
    <style:style style:name="T101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1<text:line-break/>構造化パーセプトロン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20.955cm" svg:height="1.267cm" svg:x="0.175cm" svg:y="4.445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 <text:s text:c="4"/></text:span><text:span text:style-name="T5">y</text:span><text:span text:style-name="T3">を予測する</text:span></text:p>
              </text:list-header>
            </text:list>
          </draw:text-box>
        </draw:frame>
        <draw:frame draw:style-name="gr2" draw:text-style-name="P6" draw:layer="layout" svg:width="10.67cm" svg:height="3.368cm" svg:x="0.505cm" svg:y="6.134cm">
          <draw:text-box>
            <text:p text:style-name="P5"><text:span text:style-name="T6">本のレビュー</text:span></text:p>
            <text:p text:style-name="P5"><text:span text:style-name="T7">Oh, man I love this book!</text:span></text:p>
            <text:p text:style-name="P5"><text:span text:style-name="T7">This book is so boring...</text:span></text:p>
          </draw:text-box>
        </draw:frame>
        <draw:frame draw:style-name="gr2" draw:text-style-name="P6" draw:layer="layout" svg:width="8.49cm" svg:height="3.368cm" svg:x="11.475cm" svg:y="6.25cm">
          <draw:text-box>
            <text:p text:style-name="P5"><text:span text:style-name="T8">「良い」評価なのか？</text:span></text:p>
            <text:p text:style-name="P5"><text:span text:style-name="T7">yes</text:span></text:p>
            <text:p text:style-name="P5"><text:span text:style-name="T7">no</text:span></text:p>
          </draw:text-box>
        </draw:frame>
        <draw:custom-shape draw:style-name="gr3" draw:text-style-name="P5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179cm" svg:height="2.223cm" svg:x="20.225cm" svg:y="6.25cm">
          <draw:text-box>
            <text:p><text:span text:style-name="T9">２値予測</text:span></text:p>
            <text:p><text:span text:style-name="T10">(</text:span><text:span text:style-name="T10">選択肢が２つ</text:span><text:span text:style-name="T10">)</text:span></text:p>
          </draw:text-box>
        </draw:frame>
        <draw:frame draw:style-name="gr2" draw:text-style-name="P6" draw:layer="layout" svg:width="10.006cm" svg:height="3.41cm" svg:x="0.606cm" svg:y="10.135cm">
          <draw:text-box>
            <text:p text:style-name="P5"><text:span text:style-name="T6">ツイート</text:span></text:p>
            <text:p text:style-name="P5"><text:span text:style-name="T7">On the way to the park!</text:span></text:p>
            <text:p text:style-name="P5"><text:span text:style-name="T7">公園に行くなう！</text:span></text:p>
          </draw:text-box>
        </draw:frame>
        <draw:frame draw:style-name="gr2" draw:text-style-name="P6" draw:layer="layout" svg:width="5.925cm" svg:height="3.368cm" svg:x="13.04cm" svg:y="10.144cm">
          <draw:text-box>
            <text:p text:style-name="P5"><text:span text:style-name="T8">書かれた言語</text:span></text:p>
            <text:p text:style-name="P5"><text:span text:style-name="T7">English</text:span></text:p>
            <text:p text:style-name="P5"><text:span text:style-name="T7">Japanese</text:span></text:p>
          </draw:text-box>
        </draw:frame>
        <draw:custom-shape draw:style-name="gr3" draw:text-style-name="P5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518cm" svg:height="2.223cm" svg:x="20.226cm" svg:y="10.751cm">
          <draw:text-box>
            <text:p><text:span text:style-name="T9">多クラス予測</text:span></text:p>
            <text:p><text:span text:style-name="T10">(</text:span><text:span text:style-name="T10">選択肢が数個</text:span><text:span text:style-name="T10">)</text:span></text:p>
          </draw:text-box>
        </draw:frame>
        <draw:frame draw:style-name="gr2" draw:text-style-name="P6" draw:layer="layout" svg:width="5.87cm" svg:height="4.393cm" svg:x="2.407cm" svg:y="14.035cm">
          <draw:text-box>
            <text:p text:style-name="P5"><text:span text:style-name="T6">文</text:span></text:p>
            <text:p text:style-name="P5"><text:span text:style-name="T7"/></text:p>
            <text:p text:style-name="P5"><text:span text:style-name="T7"/></text:p>
            <text:p text:style-name="P5"><text:span text:style-name="T7">I read a book</text:span></text:p>
          </draw:text-box>
        </draw:frame>
        <draw:frame draw:style-name="gr2" draw:text-style-name="P6" draw:layer="layout" svg:width="3.258cm" svg:height="1.318cm" svg:x="14.441cm" svg:y="14.044cm">
          <draw:text-box>
            <text:p text:style-name="P5"><text:span text:style-name="T8">構文木</text:span></text:p>
          </draw:text-box>
        </draw:frame>
        <draw:custom-shape draw:style-name="gr3" draw:text-style-name="P5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518cm" svg:height="2.223cm" svg:x="20.227cm" svg:y="15.551cm">
          <draw:text-box>
            <text:p><text:span text:style-name="T9">構造化予測</text:span></text:p>
            <text:p><text:span text:style-name="T10">(</text:span><text:span text:style-name="T10">選択肢が膨大</text:span><text:span text:style-name="T10">)</text:span></text:p>
          </draw:text-box>
        </draw:frame>
        <draw:frame draw:style-name="gr2" draw:text-style-name="P6" draw:layer="layout" svg:width="7.394cm" svg:height="1.276cm" svg:x="12.065cm" svg:y="19.215cm">
          <draw:text-box>
            <text:p text:style-name="P5"><text:span text:style-name="T7">I <text:s text:c="2"/>read <text:s text:c="2"/>a <text:s text:c="2"/>book</text:span></text:p>
          </draw:text-box>
        </draw:frame>
        <draw:frame draw:style-name="gr2" draw:text-style-name="P8" draw:layer="layout" svg:width="1.772cm" svg:height="0.962cm" svg:x="15.24cm" svg:y="18.28cm">
          <draw:text-box>
            <text:p><text:span text:style-name="T11">DET</text:span></text:p>
          </draw:text-box>
        </draw:frame>
        <draw:frame draw:style-name="gr2" draw:text-style-name="P8" draw:layer="layout" svg:width="1.416cm" svg:height="0.962cm" svg:x="17.34cm" svg:y="18.28cm">
          <draw:text-box>
            <text:p><text:span text:style-name="T11">NN</text:span></text:p>
          </draw:text-box>
        </draw:frame>
        <draw:frame draw:style-name="gr2" draw:text-style-name="P8" draw:layer="layout" svg:width="1.383cm" svg:height="0.962cm" svg:x="16.34cm" svg:y="17.28cm">
          <draw:text-box>
            <text:p><text:span text:style-name="T11">NP</text:span></text:p>
          </draw:text-box>
        </draw:frame>
        <draw:frame draw:style-name="gr2" draw:text-style-name="P8" draw:layer="layout" svg:width="1.806cm" svg:height="0.962cm" svg:x="13.441cm" svg:y="18.28cm">
          <draw:text-box>
            <text:p><text:span text:style-name="T11">VBD</text:span></text:p>
          </draw:text-box>
        </draw:frame>
        <draw:frame draw:style-name="gr2" draw:text-style-name="P8" draw:layer="layout" svg:width="1.349cm" svg:height="0.962cm" svg:x="15.141cm" svg:y="16.28cm">
          <draw:text-box>
            <text:p><text:span text:style-name="T11">VP</text:span></text:p>
          </draw:text-box>
        </draw:frame>
        <draw:frame draw:style-name="gr2" draw:text-style-name="P8" draw:layer="layout" svg:width="0.925cm" svg:height="0.962cm" svg:x="14.142cm" svg:y="15.08cm">
          <draw:text-box>
            <text:p><text:span text:style-name="T11">S</text:span></text:p>
          </draw:text-box>
        </draw:frame>
        <draw:frame draw:style-name="gr2" draw:text-style-name="P8" draw:layer="layout" svg:width="0.959cm" svg:height="0.962cm" svg:x="12.043cm" svg:y="18.28cm">
          <draw:text-box>
            <text:p><text:span text:style-name="T11">N</text:span></text:p>
          </draw:text-box>
        </draw:frame>
        <draw:line draw:style-name="gr4" draw:text-style-name="P5" draw:layer="layout" svg:x1="12.7cm" svg:y1="18.215cm" svg:x2="14.605cm" svg:y2="16.11cm">
          <text:p/>
        </draw:line>
        <draw:line draw:style-name="gr4" draw:text-style-name="P5" draw:layer="layout" svg:x1="15.24cm" svg:y1="16.31cm" svg:x2="14.606cm" svg:y2="16.111cm">
          <text:p/>
        </draw:line>
        <draw:line draw:style-name="gr4" draw:text-style-name="P5" draw:layer="layout" svg:x1="16.84cm" svg:y1="17.311cm" svg:x2="16.206cm" svg:y2="17.112cm">
          <text:p/>
        </draw:line>
        <draw:line draw:style-name="gr4" draw:text-style-name="P5" draw:layer="layout" svg:x1="18.04cm" svg:y1="18.311cm" svg:x2="17.406cm" svg:y2="18.112cm">
          <text:p/>
        </draw:line>
        <draw:line draw:style-name="gr4" draw:text-style-name="P5" draw:layer="layout" svg:x1="15.875cm" svg:y1="18.215cm" svg:x2="16.906cm" svg:y2="18.113cm">
          <text:p/>
        </draw:line>
        <draw:line draw:style-name="gr4" draw:text-style-name="P5" draw:layer="layout" svg:x1="14.305cm" svg:y1="18.215cm" svg:x2="15.575cm" svg:y2="16.945cm">
          <text:p/>
        </draw:line>
        <draw:line draw:style-name="gr4" draw:text-style-name="P5" draw:layer="layout" svg:x1="12.56cm" svg:y1="19.05cm" svg:x2="12.56cm" svg:y2="19.431cm">
          <text:p/>
        </draw:line>
        <draw:line draw:style-name="gr4" draw:text-style-name="P5" draw:layer="layout" svg:x1="14.46cm" svg:y1="19.051cm" svg:x2="14.46cm" svg:y2="19.432cm">
          <text:p/>
        </draw:line>
        <draw:line draw:style-name="gr4" draw:text-style-name="P5" draw:layer="layout" svg:x1="16.16cm" svg:y1="19.051cm" svg:x2="16.16cm" svg:y2="19.432cm">
          <text:p/>
        </draw:line>
        <draw:line draw:style-name="gr4" draw:text-style-name="P5" draw:layer="layout" svg:x1="18.06cm" svg:y1="19.051cm" svg:x2="18.06cm" svg:y2="19.43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20.955cm" svg:height="1.267cm" svg:x="0.175cm" svg:y="4.445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 <text:s text:c="4"/></text:span><text:span text:style-name="T5">y</text:span><text:span text:style-name="T3">を予測する</text:span></text:p>
              </text:list-header>
            </text:list>
          </draw:text-box>
        </draw:frame>
        <draw:frame draw:style-name="gr2" draw:text-style-name="P6" draw:layer="layout" svg:width="10.67cm" svg:height="3.368cm" svg:x="0.505cm" svg:y="6.134cm">
          <draw:text-box>
            <text:p text:style-name="P5"><text:span text:style-name="T6">本のレビュー</text:span></text:p>
            <text:p text:style-name="P5"><text:span text:style-name="T7">Oh, man I love this book!</text:span></text:p>
            <text:p text:style-name="P5"><text:span text:style-name="T7">This book is so boring...</text:span></text:p>
          </draw:text-box>
        </draw:frame>
        <draw:frame draw:style-name="gr2" draw:text-style-name="P6" draw:layer="layout" svg:width="8.49cm" svg:height="3.368cm" svg:x="11.475cm" svg:y="6.25cm">
          <draw:text-box>
            <text:p text:style-name="P5"><text:span text:style-name="T8">「良い」評価なのか？</text:span></text:p>
            <text:p text:style-name="P5"><text:span text:style-name="T7">yes</text:span></text:p>
            <text:p text:style-name="P5"><text:span text:style-name="T7">no</text:span></text:p>
          </draw:text-box>
        </draw:frame>
        <draw:custom-shape draw:style-name="gr3" draw:text-style-name="P5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179cm" svg:height="2.223cm" svg:x="20.225cm" svg:y="6.25cm">
          <draw:text-box>
            <text:p><text:span text:style-name="T9">２値予測</text:span></text:p>
            <text:p><text:span text:style-name="T10">(</text:span><text:span text:style-name="T10">選択肢が２つ</text:span><text:span text:style-name="T10">)</text:span></text:p>
          </draw:text-box>
        </draw:frame>
        <draw:frame draw:style-name="gr2" draw:text-style-name="P6" draw:layer="layout" svg:width="10.006cm" svg:height="3.41cm" svg:x="0.606cm" svg:y="10.135cm">
          <draw:text-box>
            <text:p text:style-name="P5"><text:span text:style-name="T6">ツイート</text:span></text:p>
            <text:p text:style-name="P5"><text:span text:style-name="T7">On the way to the park!</text:span></text:p>
            <text:p text:style-name="P5"><text:span text:style-name="T7">公園に行くなう！</text:span></text:p>
          </draw:text-box>
        </draw:frame>
        <draw:frame draw:style-name="gr2" draw:text-style-name="P6" draw:layer="layout" svg:width="5.925cm" svg:height="3.368cm" svg:x="13.04cm" svg:y="10.144cm">
          <draw:text-box>
            <text:p text:style-name="P5"><text:span text:style-name="T8">書かれた言語</text:span></text:p>
            <text:p text:style-name="P5"><text:span text:style-name="T7">English</text:span></text:p>
            <text:p text:style-name="P5"><text:span text:style-name="T7">Japanese</text:span></text:p>
          </draw:text-box>
        </draw:frame>
        <draw:custom-shape draw:style-name="gr3" draw:text-style-name="P5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518cm" svg:height="2.223cm" svg:x="20.226cm" svg:y="10.751cm">
          <draw:text-box>
            <text:p><text:span text:style-name="T9">多クラス予測</text:span></text:p>
            <text:p><text:span text:style-name="T10">(</text:span><text:span text:style-name="T10">選択肢が数個</text:span><text:span text:style-name="T10">)</text:span></text:p>
          </draw:text-box>
        </draw:frame>
        <draw:frame draw:style-name="gr2" draw:text-style-name="P6" draw:layer="layout" svg:width="5.87cm" svg:height="4.393cm" svg:x="2.407cm" svg:y="14.035cm">
          <draw:text-box>
            <text:p text:style-name="P5"><text:span text:style-name="T6">文</text:span></text:p>
            <text:p text:style-name="P5"><text:span text:style-name="T7"/></text:p>
            <text:p text:style-name="P5"><text:span text:style-name="T7"/></text:p>
            <text:p text:style-name="P5"><text:span text:style-name="T7">I read a book</text:span></text:p>
          </draw:text-box>
        </draw:frame>
        <draw:frame draw:style-name="gr2" draw:text-style-name="P6" draw:layer="layout" svg:width="3.258cm" svg:height="1.318cm" svg:x="14.441cm" svg:y="14.044cm">
          <draw:text-box>
            <text:p text:style-name="P5"><text:span text:style-name="T8">構文木</text:span></text:p>
          </draw:text-box>
        </draw:frame>
        <draw:custom-shape draw:style-name="gr3" draw:text-style-name="P5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518cm" svg:height="2.223cm" svg:x="20.227cm" svg:y="15.551cm">
          <draw:text-box>
            <text:p><text:span text:style-name="T9">構造化予測</text:span></text:p>
            <text:p><text:span text:style-name="T10">(</text:span><text:span text:style-name="T10">選択肢が膨大</text:span><text:span text:style-name="T10">)</text:span></text:p>
          </draw:text-box>
        </draw:frame>
        <draw:frame draw:style-name="gr2" draw:text-style-name="P6" draw:layer="layout" svg:width="7.394cm" svg:height="1.276cm" svg:x="12.065cm" svg:y="19.215cm">
          <draw:text-box>
            <text:p text:style-name="P5"><text:span text:style-name="T7">I <text:s text:c="2"/>read <text:s text:c="2"/>a <text:s text:c="2"/>book</text:span></text:p>
          </draw:text-box>
        </draw:frame>
        <draw:frame draw:style-name="gr2" draw:text-style-name="P8" draw:layer="layout" svg:width="1.772cm" svg:height="0.962cm" svg:x="15.24cm" svg:y="18.28cm">
          <draw:text-box>
            <text:p><text:span text:style-name="T11">DET</text:span></text:p>
          </draw:text-box>
        </draw:frame>
        <draw:frame draw:style-name="gr2" draw:text-style-name="P8" draw:layer="layout" svg:width="1.416cm" svg:height="0.962cm" svg:x="17.34cm" svg:y="18.28cm">
          <draw:text-box>
            <text:p><text:span text:style-name="T11">NN</text:span></text:p>
          </draw:text-box>
        </draw:frame>
        <draw:frame draw:style-name="gr2" draw:text-style-name="P8" draw:layer="layout" svg:width="1.383cm" svg:height="0.962cm" svg:x="16.34cm" svg:y="17.28cm">
          <draw:text-box>
            <text:p><text:span text:style-name="T11">NP</text:span></text:p>
          </draw:text-box>
        </draw:frame>
        <draw:frame draw:style-name="gr2" draw:text-style-name="P8" draw:layer="layout" svg:width="1.806cm" svg:height="0.962cm" svg:x="13.441cm" svg:y="18.28cm">
          <draw:text-box>
            <text:p><text:span text:style-name="T11">VBD</text:span></text:p>
          </draw:text-box>
        </draw:frame>
        <draw:frame draw:style-name="gr2" draw:text-style-name="P8" draw:layer="layout" svg:width="1.349cm" svg:height="0.962cm" svg:x="15.141cm" svg:y="16.28cm">
          <draw:text-box>
            <text:p><text:span text:style-name="T11">VP</text:span></text:p>
          </draw:text-box>
        </draw:frame>
        <draw:frame draw:style-name="gr2" draw:text-style-name="P8" draw:layer="layout" svg:width="0.925cm" svg:height="0.962cm" svg:x="14.142cm" svg:y="15.08cm">
          <draw:text-box>
            <text:p><text:span text:style-name="T11">S</text:span></text:p>
          </draw:text-box>
        </draw:frame>
        <draw:frame draw:style-name="gr2" draw:text-style-name="P8" draw:layer="layout" svg:width="0.959cm" svg:height="0.962cm" svg:x="12.043cm" svg:y="18.28cm">
          <draw:text-box>
            <text:p><text:span text:style-name="T11">N</text:span></text:p>
          </draw:text-box>
        </draw:frame>
        <draw:line draw:style-name="gr4" draw:text-style-name="P5" draw:layer="layout" svg:x1="12.7cm" svg:y1="18.215cm" svg:x2="14.605cm" svg:y2="16.11cm">
          <text:p/>
        </draw:line>
        <draw:line draw:style-name="gr4" draw:text-style-name="P5" draw:layer="layout" svg:x1="15.24cm" svg:y1="16.31cm" svg:x2="14.606cm" svg:y2="16.111cm">
          <text:p/>
        </draw:line>
        <draw:line draw:style-name="gr4" draw:text-style-name="P5" draw:layer="layout" svg:x1="16.84cm" svg:y1="17.311cm" svg:x2="16.206cm" svg:y2="17.112cm">
          <text:p/>
        </draw:line>
        <draw:line draw:style-name="gr4" draw:text-style-name="P5" draw:layer="layout" svg:x1="18.04cm" svg:y1="18.311cm" svg:x2="17.406cm" svg:y2="18.112cm">
          <text:p/>
        </draw:line>
        <draw:line draw:style-name="gr4" draw:text-style-name="P5" draw:layer="layout" svg:x1="15.875cm" svg:y1="18.215cm" svg:x2="16.906cm" svg:y2="18.113cm">
          <text:p/>
        </draw:line>
        <draw:line draw:style-name="gr4" draw:text-style-name="P5" draw:layer="layout" svg:x1="14.305cm" svg:y1="18.215cm" svg:x2="15.575cm" svg:y2="16.945cm">
          <text:p/>
        </draw:line>
        <draw:line draw:style-name="gr4" draw:text-style-name="P5" draw:layer="layout" svg:x1="12.56cm" svg:y1="19.05cm" svg:x2="12.56cm" svg:y2="19.431cm">
          <text:p/>
        </draw:line>
        <draw:line draw:style-name="gr4" draw:text-style-name="P5" draw:layer="layout" svg:x1="14.46cm" svg:y1="19.051cm" svg:x2="14.46cm" svg:y2="19.432cm">
          <text:p/>
        </draw:line>
        <draw:line draw:style-name="gr4" draw:text-style-name="P5" draw:layer="layout" svg:x1="16.16cm" svg:y1="19.051cm" svg:x2="16.16cm" svg:y2="19.432cm">
          <text:p/>
        </draw:line>
        <draw:line draw:style-name="gr4" draw:text-style-name="P5" draw:layer="layout" svg:x1="18.06cm" svg:y1="19.051cm" svg:x2="18.06cm" svg:y2="19.432cm">
          <text:p/>
        </draw:line>
        <draw:line draw:style-name="gr5" draw:text-style-name="P5" draw:layer="layout" svg:x1="20.956cm" svg:y1="14.306cm" svg:x2="19.986cm" svg:y2="14.941cm">
          <text:p/>
        </draw:line>
        <draw:frame draw:style-name="gr2" draw:text-style-name="P10" draw:layer="layout" svg:width="6.403cm" svg:height="2.223cm" svg:x="20.941cm" svg:y="13.471cm">
          <draw:text-box>
            <text:p><text:span text:style-name="T12">自然言語処理の</text:span></text:p>
            <text:p><text:span text:style-name="T12">ほとんど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まで勉強した予測手法</text:p>
          </draw:text-box>
        </draw:frame>
        <draw:frame draw:style-name="gr2" draw:text-style-name="P11" draw:layer="layout" svg:width="5.099cm" svg:height="1.398cm" svg:x="4.313cm" svg:y="5.08cm">
          <draw:text-box>
            <text:p><text:span text:style-name="T13">２値分類器</text:span></text:p>
          </draw:text-box>
        </draw:frame>
        <draw:frame draw:style-name="gr2" draw:text-style-name="P12" draw:layer="layout" svg:width="9.427cm" svg:height="6.611cm" svg:x="0.969cm" svg:y="6.985cm">
          <draw:text-box>
            <text:p><text:span text:style-name="T7">パーセプトロン</text:span><text:span text:style-name="T7">, SVM, </text:span><text:span text:style-name="T7"><text:line-break/></text:span><text:span text:style-name="T7">ニューラルネット</text:span><text:span text:style-name="T7"><text:line-break/></text:span><text:span text:style-name="T7"><text:line-break/></text:span><text:span text:style-name="T7">多くの素性</text:span></text:p>
            <text:p><text:span text:style-name="T7"/></text:p>
            <text:p><text:span text:style-name="T7">２値予測</text:span></text:p>
          </draw:text-box>
        </draw:frame>
        <draw:frame draw:style-name="gr2" draw:text-style-name="P11" draw:layer="layout" svg:width="5.277cm" svg:height="1.398cm" svg:x="18.013cm" svg:y="5.08cm">
          <draw:text-box>
            <text:p><text:span text:style-name="T13">生成モデル</text:span></text:p>
          </draw:text-box>
        </draw:frame>
        <draw:frame draw:style-name="gr2" draw:text-style-name="P12" draw:layer="layout" svg:width="10.213cm" svg:height="6.611cm" svg:x="14.969cm" svg:y="6.985cm">
          <draw:text-box>
            <text:p><text:span text:style-name="T7">HMM</text:span><text:span text:style-name="T7">品詞推定</text:span></text:p>
            <text:p><text:span text:style-name="T7">PCFG</text:span><text:span text:style-name="T7">構文解析</text:span><text:span text:style-name="T7"><text:line-break/></text:span><text:span text:style-name="T7"><text:line-break/></text:span><text:span text:style-name="T7">最尤推定による確率推定</text:span></text:p>
            <text:p><text:span text:style-name="T7"/></text:p>
            <text:p><text:span text:style-name="T7">構造予測</text:span></text:p>
          </draw:text-box>
        </draw:frame>
        <draw:custom-shape draw:style-name="gr3" draw:text-style-name="P5" draw:layer="layout" svg:width="12.7cm" svg:height="8.89cm" svg:x="0.735cm" svg:y="4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7cm" svg:height="8.89cm" svg:x="14.235cm" svg:y="4.9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85cm" svg:y1="13.97cm" svg:x2="12.7cm" svg:y2="15.875cm">
          <text:p/>
        </draw:line>
        <draw:line draw:style-name="gr6" draw:text-style-name="P5" draw:layer="layout" svg:x1="20.32cm" svg:y1="13.97cm" svg:x2="14.605cm" svg:y2="15.875cm">
          <text:p/>
        </draw:line>
        <draw:frame draw:style-name="gr2" draw:text-style-name="P13" draw:layer="layout" svg:width="18.426cm" svg:height="2.545cm" svg:x="5.175cm" svg:y="16.31cm">
          <draw:text-box>
            <text:p text:style-name="P5"><text:span text:style-name="T14">構造化パーセプトロン →</text:span></text:p>
            <text:p text:style-name="P5"><text:span text:style-name="T15">構造予測に対して、多くの素性が利用可能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27cm" presentation:class="title" presentation:user-transformed="true">
          <draw:text-box>
            <text:p>構造化パーセプトロンの利用例</text:p>
          </draw:text-box>
        </draw:frame>
        <draw:frame presentation:style-name="pr8" draw:layer="layout" svg:width="25.199cm" svg:height="15.572cm" svg:x="1.471cm" svg:y="5.08cm" presentation:class="outline" presentation:user-transformed="true">
          <draw:text-box>
            <text:list text:style-name="L2">
              <text:list-item>
                <text:p><text:span text:style-name="T16">HMM</text:span><text:span text:style-name="T16">品詞推定</text:span><text:line-break/><text:span text:style-name="T17">Collins “Discriminative Training Methods for Hidden Markov Models: Theory and Experiments with Perceptron Algorithms” ACL02</text:span></text:p>
              </text:list-item>
              <text:list-item>
                <text:p><text:span text:style-name="T16">構文解析</text:span><text:line-break/><text:span text:style-name="T17">Huang+ “Forest Reranking: Discriminative Parsing with Non-Local Features” ACL08</text:span></text:p>
              </text:list-item>
              <text:list-item>
                <text:p><text:span text:style-name="T16">機械翻訳</text:span><text:line-break/><text:span text:style-name="T17">Liang+ “An End-to-End Discriminative Approach to Machine Translation” ACL06</text:span><text:span text:style-name="T17"><text:line-break/></text:span><text:span text:style-name="T17">(Neubig+ “Inducing a Discriminative Parser for Machine Translation Reordering”, EMNLP12, </text:span><text:span text:style-name="T17">ステマ</text:span><text:span text:style-name="T17">:) )</text:span></text:p>
              </text:list-item>
              <text:list-item>
                <text:p><text:span text:style-name="T16">識別言語モデル</text:span><text:line-break/><text:span text:style-name="T17">Roark+ “Discriminative Language Modeling with Conditional Random Fields and the Perceptron Algorithm” ACL04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例：品詞推定</text:p>
          </draw:text-box>
        </draw:frame>
        <draw:frame presentation:style-name="pr9" draw:layer="layout" svg:width="25.199cm" svg:height="6.917cm" svg:x="1.471cm" svg:y="5.08cm" presentation:class="outline" presentation:user-transformed="true">
          <draw:text-box>
            <text:list text:style-name="L2">
              <text:list-item>
                <text:p><text:span text:style-name="T16">文</text:span><text:span text:style-name="T16">X</text:span>が与えられた時の<text:span text:style-name="T18">品詞列</text:span><text:span text:style-name="T18">Y</text:span><text:span text:style-name="T19">を予測する</text:span><text:line-break/><text:line-break/><text:line-break/><text:line-break/></text:p>
              </text:list-item>
              <text:list-item>
                <text:p>「<text:span text:style-name="T20">構造予測</text:span>」に分類される</text:p>
              </text:list-item>
            </text:list>
          </draw:text-box>
        </draw:frame>
        <draw:frame draw:style-name="gr2" draw:text-style-name="P14" draw:layer="layout" svg:width="27.473cm" svg:height="1.276cm" svg:x="0.327cm" svg:y="6.555cm">
          <draw:text-box>
            <text:p><text:span text:style-name="T21">Natural language processing ( NLP ) is a field of computer science</text:span></text:p>
          </draw:text-box>
        </draw:frame>
        <draw:frame draw:style-name="gr2" draw:text-style-name="P15" draw:layer="layout" svg:width="24.962cm" svg:height="1.119cm" svg:x="1.335cm" svg:y="8.96cm">
          <draw:text-box>
            <text:p><text:span text:style-name="T22">JJ <text:s text:c="11"/>NN <text:s text:c="11"/>NN <text:s/>-LRB- NN -RRB- VBZ DT NN IN <text:s/>NN <text:s text:c="9"/>NN</text:span></text:p>
          </draw:text-box>
        </draw:frame>
        <draw:line draw:style-name="gr6" draw:text-style-name="P5" draw:layer="layout" svg:x1="1.905cm" svg:y1="7.825cm" svg:x2="1.905cm" svg:y2="9.095cm">
          <text:p/>
        </draw:line>
        <draw:line draw:style-name="gr6" draw:text-style-name="P5" draw:layer="layout" svg:x1="5.605cm" svg:y1="7.825cm" svg:x2="5.605cm" svg:y2="9.095cm">
          <text:p/>
        </draw:line>
        <draw:line draw:style-name="gr6" draw:text-style-name="P5" draw:layer="layout" svg:x1="9.525cm" svg:y1="7.825cm" svg:x2="9.205cm" svg:y2="9.095cm">
          <text:p/>
        </draw:line>
        <draw:line draw:style-name="gr6" draw:text-style-name="P5" draw:layer="layout" svg:x1="12.7cm" svg:y1="7.825cm" svg:x2="11.205cm" svg:y2="9.095cm">
          <text:p/>
        </draw:line>
        <draw:line draw:style-name="gr6" draw:text-style-name="P5" draw:layer="layout" svg:x1="13.525cm" svg:y1="7.825cm" svg:x2="13.205cm" svg:y2="9.095cm">
          <text:p/>
        </draw:line>
        <draw:line draw:style-name="gr6" draw:text-style-name="P5" draw:layer="layout" svg:x1="15.125cm" svg:y1="7.825cm" svg:x2="14.805cm" svg:y2="9.095cm">
          <text:p/>
        </draw:line>
        <draw:line draw:style-name="gr6" draw:text-style-name="P5" draw:layer="layout" svg:x1="16.025cm" svg:y1="7.825cm" svg:x2="16.51cm" svg:y2="9.095cm">
          <text:p/>
        </draw:line>
        <draw:line draw:style-name="gr6" draw:text-style-name="P5" draw:layer="layout" svg:x1="16.925cm" svg:y1="7.825cm" svg:x2="18.415cm" svg:y2="9.095cm">
          <text:p/>
        </draw:line>
        <draw:line draw:style-name="gr6" draw:text-style-name="P5" draw:layer="layout" svg:x1="18.325cm" svg:y1="7.825cm" svg:x2="19.685cm" svg:y2="9.095cm">
          <text:p/>
        </draw:line>
        <draw:line draw:style-name="gr6" draw:text-style-name="P5" draw:layer="layout" svg:x1="19.825cm" svg:y1="7.825cm" svg:x2="20.955cm" svg:y2="9.095cm">
          <text:p/>
        </draw:line>
        <draw:line draw:style-name="gr6" draw:text-style-name="P5" draw:layer="layout" svg:x1="22.125cm" svg:y1="7.825cm" svg:x2="22.225cm" svg:y2="9.095cm">
          <text:p/>
        </draw:line>
        <draw:line draw:style-name="gr6" draw:text-style-name="P5" draw:layer="layout" svg:x1="25.525cm" svg:y1="7.825cm" svg:x2="25.4cm" svg:y2="9.095cm">
          <text:p/>
        </draw:line>
        <draw:custom-shape draw:style-name="gr3" draw:text-style-name="P5" draw:layer="layout" svg:width="27.43cm" svg:height="3.81cm" svg:x="0.275cm" svg:y="6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復習：品詞推定のための(HMM)</text:p>
          </draw:text-box>
        </draw:frame>
        <draw:frame presentation:style-name="pr11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品詞→品詞の<text:span text:style-name="T16">遷移</text:span>確率</text:p>
                <text:list>
                  <text:list-item>
                    <text:p>2-gramモデルとほぼ一緒</text:p>
                  </text:list-item>
                </text:list>
              </text:list-item>
              <text:list-item>
                <text:p>品詞→単語の<text:span text:style-name="T16">生成</text:span>確率</text:p>
              </text:list-item>
            </text:list>
          </draw:text-box>
        </draw:frame>
        <draw:frame draw:style-name="gr7" draw:text-style-name="P17" draw:layer="layout" svg:width="23.755cm" svg:height="1.195cm" svg:x="2.54cm" svg:y="17.42cm">
          <draw:text-box>
            <text:list text:style-name="L1">
              <text:list-header>
                <text:p text:style-name="P16"><text:span text:style-name="T23">natural language processing ( <text:s text:c="8"/>nlp <text:s text:c="10"/>) <text:s text:c="9"/>...</text:span></text:p>
              </text:list-header>
            </text:list>
          </draw:text-box>
        </draw:frame>
        <draw:custom-shape draw:style-name="gr8" draw:text-style-name="P18" xml:id="id1" draw:id="id1" draw:layer="layout" svg:width="1.905cm" svg:height="1.905cm" svg:x="1.215cm" svg:y="13.62cm">
          <text:p text:style-name="P5"><text:span text:style-name="T12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2" draw:id="id2" draw:layer="layout" svg:width="1.905cm" svg:height="1.905cm" svg:x="4.216cm" svg:y="13.621cm">
          <text:p text:style-name="P5"><text:span text:style-name="T12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3" draw:id="id3" draw:layer="layout" svg:width="1.905cm" svg:height="1.905cm" svg:x="7.216cm" svg:y="13.621cm">
          <text:p text:style-name="P5"><text:span text:style-name="T12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4" draw:id="id4" draw:layer="layout" svg:width="1.905cm" svg:height="1.905cm" svg:x="10.216cm" svg:y="13.621cm">
          <text:p text:style-name="P5"><text:span text:style-name="T12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5" draw:id="id5" draw:layer="layout" svg:width="1.905cm" svg:height="1.905cm" svg:x="13.215cm" svg:y="13.62cm">
          <text:p text:style-name="P5"><text:span text:style-name="T12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6" draw:id="id6" draw:layer="layout" svg:width="1.905cm" svg:height="1.905cm" svg:x="16.216cm" svg:y="13.621cm">
          <text:p text:style-name="P5"><text:span text:style-name="T12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7" draw:id="id7" draw:layer="layout" svg:width="1.905cm" svg:height="1.905cm" svg:x="19.216cm" svg:y="13.621cm">
          <text:p text:style-name="P5"><text:span text:style-name="T12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8" draw:id="id8" draw:layer="layout" svg:width="1.905cm" svg:height="1.905cm" svg:x="22.216cm" svg:y="13.621cm">
          <text:p text:style-name="P5"><text:span text:style-name="T12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9" draw:id="id9" draw:layer="layout" svg:width="1.905cm" svg:height="1.905cm" svg:x="25.217cm" svg:y="13.622cm">
          <text:p text:style-name="P5"><text:span text:style-name="T12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9" draw:layer="layout" draw:type="line" svg:x1="3.12cm" svg:y1="14.573cm" svg:x2="4.216cm" svg:y2="14.574cm" draw:start-shape="id1" draw:start-glue-point="10" draw:end-shape="id2" draw:end-glue-point="6" svg:d="m3120 14573 1096 1">
          <text:p/>
        </draw:connector>
        <draw:connector draw:style-name="gr9" draw:text-style-name="P19" draw:layer="layout" draw:type="line" svg:x1="6.121cm" svg:y1="14.574cm" svg:x2="7.216cm" svg:y2="14.574cm" draw:start-shape="id2" draw:start-glue-point="10" draw:end-shape="id3" draw:end-glue-point="6" svg:d="m6121 14574h1095">
          <text:p/>
        </draw:connector>
        <draw:connector draw:style-name="gr9" draw:text-style-name="P19" draw:layer="layout" draw:type="line" svg:x1="9.121cm" svg:y1="14.574cm" svg:x2="10.216cm" svg:y2="14.574cm" draw:start-shape="id3" draw:start-glue-point="10" draw:end-shape="id4" draw:end-glue-point="6" svg:d="m9121 14574h1095">
          <text:p/>
        </draw:connector>
        <draw:connector draw:style-name="gr9" draw:text-style-name="P19" draw:layer="layout" draw:type="line" svg:x1="12.121cm" svg:y1="14.574cm" svg:x2="13.215cm" svg:y2="14.573cm" draw:start-shape="id4" draw:start-glue-point="10" draw:end-shape="id5" draw:end-glue-point="6" svg:d="m12121 14574 1094-1">
          <text:p/>
        </draw:connector>
        <draw:connector draw:style-name="gr9" draw:text-style-name="P19" draw:layer="layout" draw:type="line" svg:x1="15.12cm" svg:y1="14.573cm" svg:x2="16.216cm" svg:y2="14.574cm" draw:start-shape="id5" draw:start-glue-point="10" draw:end-shape="id6" draw:end-glue-point="6" svg:d="m15120 14573 1096 1">
          <text:p/>
        </draw:connector>
        <draw:connector draw:style-name="gr9" draw:text-style-name="P19" draw:layer="layout" draw:type="line" svg:x1="18.121cm" svg:y1="14.574cm" svg:x2="19.216cm" svg:y2="14.574cm" draw:start-shape="id6" draw:start-glue-point="10" draw:end-shape="id7" draw:end-glue-point="6" svg:d="m18121 14574h1095">
          <text:p/>
        </draw:connector>
        <draw:connector draw:style-name="gr9" draw:text-style-name="P19" draw:layer="layout" draw:type="line" svg:x1="21.121cm" svg:y1="14.574cm" svg:x2="22.216cm" svg:y2="14.574cm" draw:start-shape="id7" draw:start-glue-point="10" draw:end-shape="id8" draw:end-glue-point="6" svg:d="m21121 14574h1095">
          <text:p/>
        </draw:connector>
        <draw:connector draw:style-name="gr9" draw:text-style-name="P19" draw:layer="layout" draw:type="line" svg:x1="24.121cm" svg:y1="14.574cm" svg:x2="25.217cm" svg:y2="14.575cm" draw:start-shape="id8" draw:start-glue-point="10" draw:end-shape="id9" draw:end-glue-point="6" svg:d="m24121 14574 1096 1">
          <text:p/>
        </draw:connector>
        <draw:line draw:style-name="gr9" draw:text-style-name="P5" draw:layer="layout" svg:x1="5.08cm" svg:y1="15.44cm" svg:x2="5.08cm" svg:y2="17.345cm">
          <text:p/>
        </draw:line>
        <draw:line draw:style-name="gr9" draw:text-style-name="P5" draw:layer="layout" svg:x1="8.08cm" svg:y1="15.441cm" svg:x2="8.08cm" svg:y2="17.346cm">
          <text:p/>
        </draw:line>
        <draw:line draw:style-name="gr9" draw:text-style-name="P5" draw:layer="layout" svg:x1="11.08cm" svg:y1="15.441cm" svg:x2="11.08cm" svg:y2="17.346cm">
          <text:p/>
        </draw:line>
        <draw:line draw:style-name="gr9" draw:text-style-name="P5" draw:layer="layout" svg:x1="14.08cm" svg:y1="15.441cm" svg:x2="14.08cm" svg:y2="17.346cm">
          <text:p/>
        </draw:line>
        <draw:line draw:style-name="gr9" draw:text-style-name="P5" draw:layer="layout" svg:x1="17.08cm" svg:y1="15.44cm" svg:x2="17.08cm" svg:y2="17.345cm">
          <text:p/>
        </draw:line>
        <draw:line draw:style-name="gr9" draw:text-style-name="P5" draw:layer="layout" svg:x1="20.08cm" svg:y1="15.441cm" svg:x2="20.08cm" svg:y2="17.346cm">
          <text:p/>
        </draw:line>
        <draw:line draw:style-name="gr9" draw:text-style-name="P5" draw:layer="layout" svg:x1="23.08cm" svg:y1="15.441cm" svg:x2="23.08cm" svg:y2="17.346cm">
          <text:p/>
        </draw:line>
        <draw:frame draw:style-name="gr10" draw:text-style-name="P20" draw:layer="layout" svg:width="3.435cm" svg:height="1.171cm" svg:x="1.27cm" svg:y="12.265cm">
          <draw:text-box>
            <text:p><text:span text:style-name="T24">P</text:span><text:span text:style-name="T25">T</text:span><text:span text:style-name="T24">(JJ|&lt;s&gt;)</text:span></text:p>
          </draw:text-box>
        </draw:frame>
        <draw:frame draw:style-name="gr10" draw:text-style-name="P20" draw:layer="layout" svg:width="3.287cm" svg:height="1.171cm" svg:x="4.975cm" svg:y="12.266cm">
          <draw:text-box>
            <text:p><text:span text:style-name="T24">P</text:span><text:span text:style-name="T25">T</text:span><text:span text:style-name="T24">(NN|JJ)</text:span></text:p>
          </draw:text-box>
        </draw:frame>
        <draw:frame draw:style-name="gr10" draw:text-style-name="P20" draw:layer="layout" svg:width="3.566cm" svg:height="1.171cm" svg:x="8.175cm" svg:y="12.266cm">
          <draw:text-box>
            <text:p><text:span text:style-name="T24">P</text:span><text:span text:style-name="T25">T</text:span><text:span text:style-name="T24">(NN|NN)</text:span></text:p>
          </draw:text-box>
        </draw:frame>
        <draw:frame draw:style-name="gr10" draw:text-style-name="P21" draw:layer="layout" svg:width="1.137cm" svg:height="0.962cm" svg:x="12.065cm" svg:y="12.3cm">
          <draw:text-box>
            <text:p><text:span text:style-name="T26">…</text:span></text:p>
          </draw:text-box>
        </draw:frame>
        <draw:frame draw:style-name="gr10" draw:text-style-name="P21" draw:layer="layout" svg:width="4.329cm" svg:height="1.171cm" svg:x="0.975cm" svg:y="18.866cm">
          <draw:text-box>
            <text:p><text:span text:style-name="T26">P</text:span><text:span text:style-name="T27">E</text:span><text:span text:style-name="T26">(natural</text:span><text:span text:style-name="T28">|JJ</text:span><text:span text:style-name="T26">)</text:span></text:p>
          </draw:text-box>
        </draw:frame>
        <draw:frame draw:style-name="gr10" draw:text-style-name="P22" draw:layer="layout" svg:width="5.273cm" svg:height="1.171cm" svg:x="5.275cm" svg:y="18.867cm">
          <draw:text-box>
            <text:p><text:span text:style-name="T29">P</text:span><text:span text:style-name="T30">E</text:span><text:span text:style-name="T29">(language|NN)</text:span></text:p>
          </draw:text-box>
        </draw:frame>
        <draw:frame draw:style-name="gr10" draw:text-style-name="P21" draw:layer="layout" svg:width="5.735cm" svg:height="1.171cm" svg:x="10.475cm" svg:y="18.867cm">
          <draw:text-box>
            <text:p><text:span text:style-name="T26">P</text:span><text:span text:style-name="T27">E</text:span><text:span text:style-name="T26">(processing</text:span><text:span text:style-name="T28">|NN</text:span><text:span text:style-name="T26">)</text:span></text:p>
          </draw:text-box>
        </draw:frame>
        <draw:frame draw:style-name="gr10" draw:text-style-name="P20" draw:layer="layout" svg:width="1.137cm" svg:height="0.962cm" svg:x="16.566cm" svg:y="19cm">
          <draw:text-box>
            <text:p><text:span text:style-name="T24">…</text:span></text:p>
          </draw:text-box>
        </draw:frame>
        <draw:frame draw:style-name="gr11" draw:layer="layout" svg:width="10.466cm" svg:height="1.79cm" svg:x="16.854cm" svg:y="6.4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9.943cm" svg:height="1.79cm" svg:x="16.691cm" svg:y="9.77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2" draw:text-style-name="P5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0.748cm" svg:height="0.962cm" svg:x="4.445cm" svg:y="12.4cm">
          <draw:text-box>
            <text:p><text:span text:style-name="T11">*</text:span></text:p>
          </draw:text-box>
        </draw:frame>
        <draw:frame draw:style-name="gr2" draw:text-style-name="P8" draw:layer="layout" svg:width="0.748cm" svg:height="0.962cm" svg:x="7.845cm" svg:y="12.4cm">
          <draw:text-box>
            <text:p><text:span text:style-name="T11">*</text:span></text:p>
          </draw:text-box>
        </draw:frame>
        <draw:frame draw:style-name="gr2" draw:text-style-name="P8" draw:layer="layout" svg:width="0.748cm" svg:height="0.962cm" svg:x="4.945cm" svg:y="19cm">
          <draw:text-box>
            <text:p><text:span text:style-name="T11">*</text:span></text:p>
          </draw:text-box>
        </draw:frame>
        <draw:frame draw:style-name="gr2" draw:text-style-name="P8" draw:layer="layout" svg:width="0.748cm" svg:height="0.962cm" svg:x="10.145cm" svg:y="19cm">
          <draw:text-box>
            <text:p><text:span text:style-name="T11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素性はなぜ必要？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HMMなら、確率の兼ね合いなどに配慮が必要</text:p>
              </text:list-item>
              <text:list-item>
                <text:p>素性なら<text:span text:style-name="T16">新しいアイデアをどんどん試せる</text:span></text:p>
                <text:list>
                  <text:list-item>
                    <text:p>文中に大文字として現れるものは名詞が多い？<text:line-break/>→「名詞＋大文字」素性の追加</text:p>
                  </text:list-item>
                  <text:list-item>
                    <text:p>「-ed」や「-ing」で終わる単語は動詞が多い？<text:line-break/>→「動詞+-ed」「動詞+-ing」素性の追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素性が使えるようにHMMを変形</text:p>
          </draw:text-box>
        </draw:frame>
        <draw:frame draw:style-name="gr11" draw:layer="layout" svg:width="17.343cm" svg:height="1.79cm" svg:x="8.692cm" svg:y="5.8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3" draw:layer="layout" svg:width="5.643cm" svg:height="1.318cm" svg:x="0.335cm" svg:y="6.25cm">
          <draw:text-box>
            <text:p><text:span text:style-name="T31">通常の</text:span><text:span text:style-name="T31">HM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素性が使えるようにHMMを変形</text:p>
          </draw:text-box>
        </draw:frame>
        <draw:frame draw:style-name="gr11" draw:layer="layout" svg:width="17.343cm" svg:height="1.79cm" svg:x="8.692cm" svg:y="5.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3" draw:layer="layout" svg:width="5.643cm" svg:height="1.318cm" svg:x="0.335cm" svg:y="6.25cm">
          <draw:text-box>
            <text:p><text:span text:style-name="T31">通常の</text:span><text:span text:style-name="T31">HMM</text:span></text:p>
          </draw:text-box>
        </draw:frame>
        <draw:frame draw:style-name="gr11" draw:layer="layout" svg:width="21.128cm" svg:height="1.79cm" svg:x="6.992cm" svg:y="9.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3" draw:layer="layout" svg:width="4.177cm" svg:height="1.318cm" svg:x="0.335cm" svg:y="9.85cm">
          <draw:text-box>
            <text:p><text:span text:style-name="T31">対数尤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素性が使えるようにHMMを変形</text:p>
          </draw:text-box>
        </draw:frame>
        <draw:frame draw:style-name="gr11" draw:layer="layout" svg:width="17.343cm" svg:height="1.79cm" svg:x="8.692cm" svg:y="5.8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3" draw:layer="layout" svg:width="5.643cm" svg:height="1.318cm" svg:x="0.335cm" svg:y="6.25cm">
          <draw:text-box>
            <text:p><text:span text:style-name="T31">通常の</text:span><text:span text:style-name="T31">HMM</text:span></text:p>
          </draw:text-box>
        </draw:frame>
        <draw:frame draw:style-name="gr11" draw:layer="layout" svg:width="21.128cm" svg:height="1.79cm" svg:x="6.992cm" svg:y="9.4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3" draw:layer="layout" svg:width="4.177cm" svg:height="1.318cm" svg:x="0.335cm" svg:y="9.85cm">
          <draw:text-box>
            <text:p><text:span text:style-name="T31">対数尤度</text:span></text:p>
          </draw:text-box>
        </draw:frame>
        <draw:frame draw:style-name="gr11" draw:layer="layout" svg:width="14.824cm" svg:height="1.789cm" svg:x="9.493cm" svg:y="12.4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3" draw:layer="layout" svg:width="2.907cm" svg:height="1.318cm" svg:x="0.336cm" svg:y="12.85cm">
          <draw:text-box>
            <text:p><text:span text:style-name="T31">スコア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10" draw:layer="layout" svg:width="25.199cm" svg:height="2.987cm" svg:x="1.27cm" svg:y="1.699cm" presentation:class="title" presentation:user-transformed="true">
          <draw:text-box>
            <text:p>素性が使えるようにHMMを変形</text:p>
          </draw:text-box>
        </draw:frame>
        <draw:frame draw:style-name="gr11" draw:layer="layout" svg:width="17.343cm" svg:height="1.79cm" svg:x="8.692cm" svg:y="5.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3" draw:layer="layout" svg:width="5.643cm" svg:height="1.318cm" svg:x="0.335cm" svg:y="6.25cm">
          <draw:text-box>
            <text:p><text:span text:style-name="T31">通常の</text:span><text:span text:style-name="T31">HMM</text:span></text:p>
          </draw:text-box>
        </draw:frame>
        <draw:frame draw:style-name="gr11" draw:layer="layout" svg:width="21.128cm" svg:height="1.79cm" svg:x="6.992cm" svg:y="9.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3" draw:layer="layout" svg:width="4.177cm" svg:height="1.318cm" svg:x="0.335cm" svg:y="9.85cm">
          <draw:text-box>
            <text:p><text:span text:style-name="T31">対数尤度</text:span></text:p>
          </draw:text-box>
        </draw:frame>
        <draw:frame draw:style-name="gr11" draw:layer="layout" svg:width="14.824cm" svg:height="1.789cm" svg:x="9.493cm" svg:y="12.4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3" draw:layer="layout" svg:width="2.907cm" svg:height="1.318cm" svg:x="0.336cm" svg:y="12.85cm">
          <draw:text-box>
            <text:p><text:span text:style-name="T31">スコア</text:span></text:p>
          </draw:text-box>
        </draw:frame>
        <draw:frame draw:style-name="gr11" draw:layer="layout" svg:width="9.295cm" svg:height="1.319cm" svg:x="1.712cm" svg:y="15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layer="layout" svg:width="10.632cm" svg:height="1.319cm" svg:x="12.213cm" svg:y="15.8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4" draw:layer="layout" svg:width="8.44cm" svg:height="1.276cm" svg:x="7.838cm" svg:y="17.95cm">
          <draw:text-box>
            <text:p><text:span text:style-name="T32">log </text:span><text:span text:style-name="T33">P(X,Y)</text:span><text:span text:style-name="T32"> = </text:span><text:span text:style-name="T33">S(X,Y)</text:span></text:p>
          </draw:text-box>
        </draw:frame>
        <draw:custom-shape draw:style-name="gr3" draw:text-style-name="P5" draw:layer="layout" svg:width="26.035cm" svg:height="4.445cm" svg:x="1.035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24" draw:layer="layout" svg:width="2.119cm" svg:height="1.318cm" svg:x="23.916cm" svg:y="15.875cm">
          <draw:text-box>
            <text:p><text:span text:style-name="T32">なら</text:span></text:p>
          </draw:text-box>
        </draw:frame>
        <draw:frame draw:style-name="gr2" draw:text-style-name="P24" draw:layer="layout" svg:width="4.82cm" svg:height="1.318cm" svg:x="21.217cm" svg:y="17.975cm">
          <draw:text-box>
            <text:p><text:span text:style-name="T32">が成り立つ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例：</text:p>
          </draw:text-box>
        </draw:frame>
        <draw:frame draw:style-name="gr2" draw:text-style-name="P25" draw:layer="layout" svg:width="9.303cm" svg:height="1.352cm" svg:x="5.59cm" svg:y="4.545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188cm" svg:height="1.352cm" svg:x="4.656cm" svg:y="6.38cm">
          <draw:text-box>
            <text:p><text:span text:style-name="T35">PRP <text:s text:c="5"/>VBD <text:s text:c="6"/>NNP</text:span></text:p>
          </draw:text-box>
        </draw:frame>
        <draw:line draw:style-name="gr6" draw:text-style-name="P5" draw:layer="layout" svg:x1="3.42cm" svg:y1="7.05cm" svg:x2="4.69cm" svg:y2="7.05cm">
          <text:p/>
        </draw:line>
        <draw:line draw:style-name="gr6" draw:text-style-name="P5" draw:layer="layout" svg:x1="7.12cm" svg:y1="7.05cm" svg:x2="8.39cm" svg:y2="7.05cm">
          <text:p/>
        </draw:line>
        <draw:line draw:style-name="gr6" draw:text-style-name="P5" draw:layer="layout" svg:x1="10.92cm" svg:y1="7.05cm" svg:x2="12.19cm" svg:y2="7.05cm">
          <text:p/>
        </draw:line>
        <draw:line draw:style-name="gr6" draw:text-style-name="P5" draw:layer="layout" svg:x1="15.12cm" svg:y1="7.05cm" svg:x2="16.39cm" svg:y2="7.05cm">
          <text:p/>
        </draw:line>
        <draw:line draw:style-name="gr6" draw:text-style-name="P5" draw:layer="layout" svg:x1="5.96cm" svg:y1="6.35cm" svg:x2="5.96cm" svg:y2="5.715cm">
          <text:p/>
        </draw:line>
        <draw:line draw:style-name="gr6" draw:text-style-name="P5" draw:layer="layout" svg:x1="9.56cm" svg:y1="6.351cm" svg:x2="9.56cm" svg:y2="5.716cm">
          <text:p/>
        </draw:line>
        <draw:line draw:style-name="gr6" draw:text-style-name="P5" draw:layer="layout" svg:x1="13.36cm" svg:y1="6.351cm" svg:x2="13.36cm" svg:y2="5.716cm">
          <text:p/>
        </draw:line>
        <draw:frame draw:style-name="gr2" draw:text-style-name="P27" draw:layer="layout" svg:width="18.938cm" svg:height="2.376cm" svg:x="0.675cm" svg:y="4.78cm">
          <draw:text-box>
            <text:p><text:span text:style-name="T36">φ( <text:s text:c="26"/>) =</text:span></text:p>
          </draw:text-box>
        </draw:frame>
        <draw:frame draw:style-name="gr2" draw:text-style-name="P25" draw:layer="layout" svg:width="9.303cm" svg:height="1.352cm" svg:x="5.59cm" svg:y="12.446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9.968cm" svg:height="1.352cm" svg:x="4.656cm" svg:y="14.281cm">
          <draw:text-box>
            <text:p><text:span text:style-name="T35">NNP <text:s text:c="5"/>VBD <text:s text:c="5"/>NNP</text:span></text:p>
          </draw:text-box>
        </draw:frame>
        <draw:line draw:style-name="gr6" draw:text-style-name="P5" draw:layer="layout" svg:x1="3.42cm" svg:y1="14.951cm" svg:x2="4.69cm" svg:y2="14.951cm">
          <text:p/>
        </draw:line>
        <draw:line draw:style-name="gr6" draw:text-style-name="P5" draw:layer="layout" svg:x1="7.12cm" svg:y1="14.951cm" svg:x2="8.39cm" svg:y2="14.951cm">
          <text:p/>
        </draw:line>
        <draw:line draw:style-name="gr6" draw:text-style-name="P5" draw:layer="layout" svg:x1="10.92cm" svg:y1="14.951cm" svg:x2="12.19cm" svg:y2="14.951cm">
          <text:p/>
        </draw:line>
        <draw:line draw:style-name="gr6" draw:text-style-name="P5" draw:layer="layout" svg:x1="15.12cm" svg:y1="14.951cm" svg:x2="16.39cm" svg:y2="14.951cm">
          <text:p/>
        </draw:line>
        <draw:line draw:style-name="gr6" draw:text-style-name="P5" draw:layer="layout" svg:x1="5.96cm" svg:y1="14.251cm" svg:x2="5.96cm" svg:y2="13.616cm">
          <text:p/>
        </draw:line>
        <draw:line draw:style-name="gr6" draw:text-style-name="P5" draw:layer="layout" svg:x1="9.56cm" svg:y1="14.252cm" svg:x2="9.56cm" svg:y2="13.617cm">
          <text:p/>
        </draw:line>
        <draw:line draw:style-name="gr6" draw:text-style-name="P5" draw:layer="layout" svg:x1="13.36cm" svg:y1="14.252cm" svg:x2="13.36cm" svg:y2="13.617cm">
          <text:p/>
        </draw:line>
        <draw:frame draw:style-name="gr2" draw:text-style-name="P27" draw:layer="layout" svg:width="18.938cm" svg:height="2.376cm" svg:x="0.675cm" svg:y="12.681cm">
          <draw:text-box>
            <text:p><text:span text:style-name="T36">φ( <text:s text:c="26"/>) =</text:span></text:p>
          </draw:text-box>
        </draw:frame>
        <draw:frame draw:style-name="gr2" draw:text-style-name="P15" draw:layer="layout" svg:width="6.561cm" svg:height="1.374cm" svg:x="0.136cm" svg:y="7.955cm">
          <draw:text-box>
            <text:p><text:span text:style-name="T22">φ</text:span><text:span text:style-name="T37">T,&lt;S&gt;,PR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03cm" svg:height="1.374cm" svg:x="7.137cm" svg:y="7.955cm">
          <draw:text-box>
            <text:p><text:span text:style-name="T22">φ</text:span><text:span text:style-name="T37">T,PRP,VBD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88cm" svg:height="1.374cm" svg:x="14.138cm" svg:y="7.955cm">
          <draw:text-box>
            <text:p><text:span text:style-name="T22">φ</text:span><text:span text:style-name="T37">T,VBD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49cm" svg:height="1.374cm" svg:x="21.138cm" svg:y="7.955cm">
          <draw:text-box>
            <text:p><text:span text:style-name="T22">φ</text:span><text:span text:style-name="T37">T,NNP,&lt;/S&gt;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28" draw:layer="layout" svg:width="6.171cm" svg:height="1.374cm" svg:x="0.137cm" svg:y="9.355cm">
          <draw:text-box>
            <text:p><text:span text:style-name="T38">φ</text:span><text:span text:style-name="T39">E,PRP,”I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382cm" svg:height="1.374cm" svg:x="7.138cm" svg:y="9.355cm">
          <draw:text-box>
            <text:p><text:span text:style-name="T38">φ</text:span><text:span text:style-name="T39">E,VBD,”visited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047cm" svg:height="1.374cm" svg:x="14.639cm" svg:y="9.355cm">
          <draw:text-box>
            <text:p><text:span text:style-name="T38">φ</text:span><text:span text:style-name="T39">E,NNP,”Nara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15" draw:layer="layout" svg:width="6.586cm" svg:height="1.374cm" svg:x="0.137cm" svg:y="15.755cm">
          <draw:text-box>
            <text:p><text:span text:style-name="T22">φ</text:span><text:span text:style-name="T37">T,&lt;S&gt;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28cm" svg:height="1.374cm" svg:x="7.138cm" svg:y="15.755cm">
          <draw:text-box>
            <text:p><text:span text:style-name="T22">φ</text:span><text:span text:style-name="T37">T,NNP,VBD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88cm" svg:height="1.374cm" svg:x="14.139cm" svg:y="15.755cm">
          <draw:text-box>
            <text:p><text:span text:style-name="T22">φ</text:span><text:span text:style-name="T37">T,VBD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49cm" svg:height="1.374cm" svg:x="21.139cm" svg:y="15.755cm">
          <draw:text-box>
            <text:p><text:span text:style-name="T22">φ</text:span><text:span text:style-name="T37">T,NNP,&lt;/S&gt;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28" draw:layer="layout" svg:width="6.196cm" svg:height="1.374cm" svg:x="0.138cm" svg:y="17.155cm">
          <draw:text-box>
            <text:p><text:span text:style-name="T38">φ</text:span><text:span text:style-name="T39">E,NNP,”I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382cm" svg:height="1.374cm" svg:x="7.139cm" svg:y="17.155cm">
          <draw:text-box>
            <text:p><text:span text:style-name="T38">φ</text:span><text:span text:style-name="T39">E,VBD,”visited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047cm" svg:height="1.374cm" svg:x="14.64cm" svg:y="17.155cm">
          <draw:text-box>
            <text:p><text:span text:style-name="T38">φ</text:span><text:span text:style-name="T39">E,NNP,”Nara”</text:span><text:span text:style-name="T38">(X,Y</text:span><text:span text:style-name="T39">1</text:span><text:span text:style-name="T38">) = 1</text:span></text:p>
          </draw:text-box>
        </draw:frame>
        <draw:custom-shape draw:style-name="gr13" draw:text-style-name="P5" draw:layer="layout" svg:width="27.686cm" svg:height="8.255cm" svg:x="0.135cm" svg:y="4.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7.686cm" svg:height="8.255cm" svg:x="0.135cm" svg:y="12.4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例：</text:p>
          </draw:text-box>
        </draw:frame>
        <draw:frame draw:style-name="gr2" draw:text-style-name="P25" draw:layer="layout" svg:width="9.303cm" svg:height="1.352cm" svg:x="5.59cm" svg:y="4.545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188cm" svg:height="1.352cm" svg:x="4.656cm" svg:y="6.38cm">
          <draw:text-box>
            <text:p><text:span text:style-name="T35">PRP <text:s text:c="5"/>VBD <text:s text:c="6"/>NNP</text:span></text:p>
          </draw:text-box>
        </draw:frame>
        <draw:line draw:style-name="gr6" draw:text-style-name="P5" draw:layer="layout" svg:x1="3.42cm" svg:y1="7.05cm" svg:x2="4.69cm" svg:y2="7.05cm">
          <text:p/>
        </draw:line>
        <draw:line draw:style-name="gr6" draw:text-style-name="P5" draw:layer="layout" svg:x1="7.12cm" svg:y1="7.05cm" svg:x2="8.39cm" svg:y2="7.05cm">
          <text:p/>
        </draw:line>
        <draw:line draw:style-name="gr6" draw:text-style-name="P5" draw:layer="layout" svg:x1="10.92cm" svg:y1="7.05cm" svg:x2="12.19cm" svg:y2="7.05cm">
          <text:p/>
        </draw:line>
        <draw:line draw:style-name="gr6" draw:text-style-name="P5" draw:layer="layout" svg:x1="15.12cm" svg:y1="7.05cm" svg:x2="16.39cm" svg:y2="7.05cm">
          <text:p/>
        </draw:line>
        <draw:line draw:style-name="gr6" draw:text-style-name="P5" draw:layer="layout" svg:x1="5.96cm" svg:y1="6.35cm" svg:x2="5.96cm" svg:y2="5.715cm">
          <text:p/>
        </draw:line>
        <draw:line draw:style-name="gr6" draw:text-style-name="P5" draw:layer="layout" svg:x1="9.56cm" svg:y1="6.351cm" svg:x2="9.56cm" svg:y2="5.716cm">
          <text:p/>
        </draw:line>
        <draw:line draw:style-name="gr6" draw:text-style-name="P5" draw:layer="layout" svg:x1="13.36cm" svg:y1="6.351cm" svg:x2="13.36cm" svg:y2="5.716cm">
          <text:p/>
        </draw:line>
        <draw:frame draw:style-name="gr2" draw:text-style-name="P27" draw:layer="layout" svg:width="18.938cm" svg:height="2.376cm" svg:x="0.675cm" svg:y="4.78cm">
          <draw:text-box>
            <text:p><text:span text:style-name="T36">φ( <text:s text:c="26"/>) =</text:span></text:p>
          </draw:text-box>
        </draw:frame>
        <draw:frame draw:style-name="gr2" draw:text-style-name="P25" draw:layer="layout" svg:width="9.303cm" svg:height="1.352cm" svg:x="5.59cm" svg:y="12.446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9.968cm" svg:height="1.352cm" svg:x="4.656cm" svg:y="14.281cm">
          <draw:text-box>
            <text:p><text:span text:style-name="T35">NNP <text:s text:c="5"/>VBD <text:s text:c="5"/>NNP</text:span></text:p>
          </draw:text-box>
        </draw:frame>
        <draw:line draw:style-name="gr6" draw:text-style-name="P5" draw:layer="layout" svg:x1="3.42cm" svg:y1="14.951cm" svg:x2="4.69cm" svg:y2="14.951cm">
          <text:p/>
        </draw:line>
        <draw:line draw:style-name="gr6" draw:text-style-name="P5" draw:layer="layout" svg:x1="7.12cm" svg:y1="14.951cm" svg:x2="8.39cm" svg:y2="14.951cm">
          <text:p/>
        </draw:line>
        <draw:line draw:style-name="gr6" draw:text-style-name="P5" draw:layer="layout" svg:x1="10.92cm" svg:y1="14.951cm" svg:x2="12.19cm" svg:y2="14.951cm">
          <text:p/>
        </draw:line>
        <draw:line draw:style-name="gr6" draw:text-style-name="P5" draw:layer="layout" svg:x1="15.12cm" svg:y1="14.951cm" svg:x2="16.39cm" svg:y2="14.951cm">
          <text:p/>
        </draw:line>
        <draw:line draw:style-name="gr6" draw:text-style-name="P5" draw:layer="layout" svg:x1="5.96cm" svg:y1="14.251cm" svg:x2="5.96cm" svg:y2="13.616cm">
          <text:p/>
        </draw:line>
        <draw:line draw:style-name="gr6" draw:text-style-name="P5" draw:layer="layout" svg:x1="9.56cm" svg:y1="14.252cm" svg:x2="9.56cm" svg:y2="13.617cm">
          <text:p/>
        </draw:line>
        <draw:line draw:style-name="gr6" draw:text-style-name="P5" draw:layer="layout" svg:x1="13.36cm" svg:y1="14.252cm" svg:x2="13.36cm" svg:y2="13.617cm">
          <text:p/>
        </draw:line>
        <draw:frame draw:style-name="gr2" draw:text-style-name="P27" draw:layer="layout" svg:width="18.938cm" svg:height="2.376cm" svg:x="0.675cm" svg:y="12.681cm">
          <draw:text-box>
            <text:p><text:span text:style-name="T36">φ( <text:s text:c="26"/>) =</text:span></text:p>
          </draw:text-box>
        </draw:frame>
        <draw:frame draw:style-name="gr2" draw:text-style-name="P15" draw:layer="layout" svg:width="6.561cm" svg:height="1.374cm" svg:x="0.136cm" svg:y="7.955cm">
          <draw:text-box>
            <text:p><text:span text:style-name="T22">φ</text:span><text:span text:style-name="T37">T,&lt;S&gt;,PR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03cm" svg:height="1.374cm" svg:x="7.137cm" svg:y="7.955cm">
          <draw:text-box>
            <text:p><text:span text:style-name="T22">φ</text:span><text:span text:style-name="T37">T,PRP,VBD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88cm" svg:height="1.374cm" svg:x="14.138cm" svg:y="7.955cm">
          <draw:text-box>
            <text:p><text:span text:style-name="T22">φ</text:span><text:span text:style-name="T37">T,VBD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49cm" svg:height="1.374cm" svg:x="21.138cm" svg:y="7.955cm">
          <draw:text-box>
            <text:p><text:span text:style-name="T22">φ</text:span><text:span text:style-name="T37">T,NNP,&lt;/S&gt;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28" draw:layer="layout" svg:width="6.171cm" svg:height="1.374cm" svg:x="0.137cm" svg:y="9.355cm">
          <draw:text-box>
            <text:p><text:span text:style-name="T38">φ</text:span><text:span text:style-name="T39">E,PRP,”I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382cm" svg:height="1.374cm" svg:x="7.138cm" svg:y="9.355cm">
          <draw:text-box>
            <text:p><text:span text:style-name="T38">φ</text:span><text:span text:style-name="T39">E,VBD,”visited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047cm" svg:height="1.374cm" svg:x="14.639cm" svg:y="9.355cm">
          <draw:text-box>
            <text:p><text:span text:style-name="T38">φ</text:span><text:span text:style-name="T39">E,NNP,”Nara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15" draw:layer="layout" svg:width="6.586cm" svg:height="1.374cm" svg:x="0.137cm" svg:y="15.755cm">
          <draw:text-box>
            <text:p><text:span text:style-name="T22">φ</text:span><text:span text:style-name="T37">T,&lt;S&gt;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28cm" svg:height="1.374cm" svg:x="7.138cm" svg:y="15.755cm">
          <draw:text-box>
            <text:p><text:span text:style-name="T22">φ</text:span><text:span text:style-name="T37">T,NNP,VBD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88cm" svg:height="1.374cm" svg:x="14.139cm" svg:y="15.755cm">
          <draw:text-box>
            <text:p><text:span text:style-name="T22">φ</text:span><text:span text:style-name="T37">T,VBD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49cm" svg:height="1.374cm" svg:x="21.139cm" svg:y="15.755cm">
          <draw:text-box>
            <text:p><text:span text:style-name="T22">φ</text:span><text:span text:style-name="T37">T,NNP,&lt;/S&gt;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28" draw:layer="layout" svg:width="6.196cm" svg:height="1.374cm" svg:x="0.138cm" svg:y="17.155cm">
          <draw:text-box>
            <text:p><text:span text:style-name="T38">φ</text:span><text:span text:style-name="T39">E,NNP,”I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382cm" svg:height="1.374cm" svg:x="7.139cm" svg:y="17.155cm">
          <draw:text-box>
            <text:p><text:span text:style-name="T38">φ</text:span><text:span text:style-name="T39">E,VBD,”visited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047cm" svg:height="1.374cm" svg:x="14.64cm" svg:y="17.155cm">
          <draw:text-box>
            <text:p><text:span text:style-name="T38">φ</text:span><text:span text:style-name="T39">E,NNP,”Nara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9" draw:layer="layout" svg:width="6.616cm" svg:height="1.374cm" svg:x="0.138cm" svg:y="10.755cm">
          <draw:text-box>
            <text:p><text:span text:style-name="T40">φ</text:span><text:span text:style-name="T41">CAPS,PRP</text:span><text:span text:style-name="T40">(X,Y</text:span><text:span text:style-name="T41">1</text:span><text:span text:style-name="T40">) = 1</text:span></text:p>
          </draw:text-box>
        </draw:frame>
        <draw:frame draw:style-name="gr2" draw:text-style-name="P29" draw:layer="layout" svg:width="6.641cm" svg:height="1.374cm" svg:x="7.238cm" svg:y="10.755cm">
          <draw:text-box>
            <text:p><text:span text:style-name="T40">φ</text:span><text:span text:style-name="T41">CAPS,NNP</text:span><text:span text:style-name="T40">(X,Y</text:span><text:span text:style-name="T41">1</text:span><text:span text:style-name="T40">) = 1</text:span></text:p>
          </draw:text-box>
        </draw:frame>
        <draw:frame draw:style-name="gr2" draw:text-style-name="P29" draw:layer="layout" svg:width="6.641cm" svg:height="1.374cm" svg:x="0.139cm" svg:y="18.755cm">
          <draw:text-box>
            <text:p><text:span text:style-name="T40">φ</text:span><text:span text:style-name="T41">CAPS,NNP</text:span><text:span text:style-name="T40">(X,Y</text:span><text:span text:style-name="T41">1</text:span><text:span text:style-name="T40">) = 2</text:span></text:p>
          </draw:text-box>
        </draw:frame>
        <draw:custom-shape draw:style-name="gr13" draw:text-style-name="P5" draw:layer="layout" svg:width="27.686cm" svg:height="8.255cm" svg:x="0.135cm" svg:y="4.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7.686cm" svg:height="8.255cm" svg:x="0.135cm" svg:y="12.4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例：</text:p>
          </draw:text-box>
        </draw:frame>
        <draw:frame draw:style-name="gr2" draw:text-style-name="P25" draw:layer="layout" svg:width="9.303cm" svg:height="1.352cm" svg:x="5.59cm" svg:y="4.545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188cm" svg:height="1.352cm" svg:x="4.656cm" svg:y="6.38cm">
          <draw:text-box>
            <text:p><text:span text:style-name="T35">PRP <text:s text:c="5"/>VBD <text:s text:c="6"/>NNP</text:span></text:p>
          </draw:text-box>
        </draw:frame>
        <draw:line draw:style-name="gr6" draw:text-style-name="P5" draw:layer="layout" svg:x1="3.42cm" svg:y1="7.05cm" svg:x2="4.69cm" svg:y2="7.05cm">
          <text:p/>
        </draw:line>
        <draw:line draw:style-name="gr6" draw:text-style-name="P5" draw:layer="layout" svg:x1="7.12cm" svg:y1="7.05cm" svg:x2="8.39cm" svg:y2="7.05cm">
          <text:p/>
        </draw:line>
        <draw:line draw:style-name="gr6" draw:text-style-name="P5" draw:layer="layout" svg:x1="10.92cm" svg:y1="7.05cm" svg:x2="12.19cm" svg:y2="7.05cm">
          <text:p/>
        </draw:line>
        <draw:line draw:style-name="gr6" draw:text-style-name="P5" draw:layer="layout" svg:x1="15.12cm" svg:y1="7.05cm" svg:x2="16.39cm" svg:y2="7.05cm">
          <text:p/>
        </draw:line>
        <draw:line draw:style-name="gr6" draw:text-style-name="P5" draw:layer="layout" svg:x1="5.96cm" svg:y1="6.35cm" svg:x2="5.96cm" svg:y2="5.715cm">
          <text:p/>
        </draw:line>
        <draw:line draw:style-name="gr6" draw:text-style-name="P5" draw:layer="layout" svg:x1="9.56cm" svg:y1="6.351cm" svg:x2="9.56cm" svg:y2="5.716cm">
          <text:p/>
        </draw:line>
        <draw:line draw:style-name="gr6" draw:text-style-name="P5" draw:layer="layout" svg:x1="13.36cm" svg:y1="6.351cm" svg:x2="13.36cm" svg:y2="5.716cm">
          <text:p/>
        </draw:line>
        <draw:frame draw:style-name="gr2" draw:text-style-name="P27" draw:layer="layout" svg:width="18.938cm" svg:height="2.376cm" svg:x="0.675cm" svg:y="4.78cm">
          <draw:text-box>
            <text:p><text:span text:style-name="T36">φ( <text:s text:c="26"/>) =</text:span></text:p>
          </draw:text-box>
        </draw:frame>
        <draw:frame draw:style-name="gr2" draw:text-style-name="P25" draw:layer="layout" svg:width="9.303cm" svg:height="1.352cm" svg:x="5.59cm" svg:y="12.446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9.968cm" svg:height="1.352cm" svg:x="4.656cm" svg:y="14.281cm">
          <draw:text-box>
            <text:p><text:span text:style-name="T35">NNP <text:s text:c="5"/>VBD <text:s text:c="5"/>NNP</text:span></text:p>
          </draw:text-box>
        </draw:frame>
        <draw:line draw:style-name="gr6" draw:text-style-name="P5" draw:layer="layout" svg:x1="3.42cm" svg:y1="14.951cm" svg:x2="4.69cm" svg:y2="14.951cm">
          <text:p/>
        </draw:line>
        <draw:line draw:style-name="gr6" draw:text-style-name="P5" draw:layer="layout" svg:x1="7.12cm" svg:y1="14.951cm" svg:x2="8.39cm" svg:y2="14.951cm">
          <text:p/>
        </draw:line>
        <draw:line draw:style-name="gr6" draw:text-style-name="P5" draw:layer="layout" svg:x1="10.92cm" svg:y1="14.951cm" svg:x2="12.19cm" svg:y2="14.951cm">
          <text:p/>
        </draw:line>
        <draw:line draw:style-name="gr6" draw:text-style-name="P5" draw:layer="layout" svg:x1="15.12cm" svg:y1="14.951cm" svg:x2="16.39cm" svg:y2="14.951cm">
          <text:p/>
        </draw:line>
        <draw:line draw:style-name="gr6" draw:text-style-name="P5" draw:layer="layout" svg:x1="5.96cm" svg:y1="14.251cm" svg:x2="5.96cm" svg:y2="13.616cm">
          <text:p/>
        </draw:line>
        <draw:line draw:style-name="gr6" draw:text-style-name="P5" draw:layer="layout" svg:x1="9.56cm" svg:y1="14.252cm" svg:x2="9.56cm" svg:y2="13.617cm">
          <text:p/>
        </draw:line>
        <draw:line draw:style-name="gr6" draw:text-style-name="P5" draw:layer="layout" svg:x1="13.36cm" svg:y1="14.252cm" svg:x2="13.36cm" svg:y2="13.617cm">
          <text:p/>
        </draw:line>
        <draw:frame draw:style-name="gr2" draw:text-style-name="P27" draw:layer="layout" svg:width="18.938cm" svg:height="2.376cm" svg:x="0.675cm" svg:y="12.681cm">
          <draw:text-box>
            <text:p><text:span text:style-name="T36">φ( <text:s text:c="26"/>) =</text:span></text:p>
          </draw:text-box>
        </draw:frame>
        <draw:frame draw:style-name="gr2" draw:text-style-name="P15" draw:layer="layout" svg:width="6.561cm" svg:height="1.374cm" svg:x="0.136cm" svg:y="7.955cm">
          <draw:text-box>
            <text:p><text:span text:style-name="T22">φ</text:span><text:span text:style-name="T37">T,&lt;S&gt;,PR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03cm" svg:height="1.374cm" svg:x="7.137cm" svg:y="7.955cm">
          <draw:text-box>
            <text:p><text:span text:style-name="T22">φ</text:span><text:span text:style-name="T37">T,PRP,VBD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88cm" svg:height="1.374cm" svg:x="14.138cm" svg:y="7.955cm">
          <draw:text-box>
            <text:p><text:span text:style-name="T22">φ</text:span><text:span text:style-name="T37">T,VBD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49cm" svg:height="1.374cm" svg:x="21.138cm" svg:y="7.955cm">
          <draw:text-box>
            <text:p><text:span text:style-name="T22">φ</text:span><text:span text:style-name="T37">T,NNP,&lt;/S&gt;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28" draw:layer="layout" svg:width="6.171cm" svg:height="1.374cm" svg:x="0.137cm" svg:y="9.355cm">
          <draw:text-box>
            <text:p><text:span text:style-name="T38">φ</text:span><text:span text:style-name="T39">E,PRP,”I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382cm" svg:height="1.374cm" svg:x="7.138cm" svg:y="9.355cm">
          <draw:text-box>
            <text:p><text:span text:style-name="T38">φ</text:span><text:span text:style-name="T39">E,VBD,”visited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047cm" svg:height="1.374cm" svg:x="14.639cm" svg:y="9.355cm">
          <draw:text-box>
            <text:p><text:span text:style-name="T38">φ</text:span><text:span text:style-name="T39">E,NNP,”Nara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15" draw:layer="layout" svg:width="6.586cm" svg:height="1.374cm" svg:x="0.137cm" svg:y="15.755cm">
          <draw:text-box>
            <text:p><text:span text:style-name="T22">φ</text:span><text:span text:style-name="T37">T,&lt;S&gt;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28cm" svg:height="1.374cm" svg:x="7.138cm" svg:y="15.755cm">
          <draw:text-box>
            <text:p><text:span text:style-name="T22">φ</text:span><text:span text:style-name="T37">T,NNP,VBD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88cm" svg:height="1.374cm" svg:x="14.139cm" svg:y="15.755cm">
          <draw:text-box>
            <text:p><text:span text:style-name="T22">φ</text:span><text:span text:style-name="T37">T,VBD,NNP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15" draw:layer="layout" svg:width="6.649cm" svg:height="1.374cm" svg:x="21.139cm" svg:y="15.755cm">
          <draw:text-box>
            <text:p><text:span text:style-name="T22">φ</text:span><text:span text:style-name="T37">T,NNP,&lt;/S&gt;</text:span><text:span text:style-name="T22">(X,Y</text:span><text:span text:style-name="T37">1</text:span><text:span text:style-name="T22">) = 1</text:span></text:p>
          </draw:text-box>
        </draw:frame>
        <draw:frame draw:style-name="gr2" draw:text-style-name="P28" draw:layer="layout" svg:width="6.196cm" svg:height="1.374cm" svg:x="0.138cm" svg:y="17.155cm">
          <draw:text-box>
            <text:p><text:span text:style-name="T38">φ</text:span><text:span text:style-name="T39">E,NNP,”I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382cm" svg:height="1.374cm" svg:x="7.139cm" svg:y="17.155cm">
          <draw:text-box>
            <text:p><text:span text:style-name="T38">φ</text:span><text:span text:style-name="T39">E,VBD,”visited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8" draw:layer="layout" svg:width="7.047cm" svg:height="1.374cm" svg:x="14.64cm" svg:y="17.155cm">
          <draw:text-box>
            <text:p><text:span text:style-name="T38">φ</text:span><text:span text:style-name="T39">E,NNP,”Nara”</text:span><text:span text:style-name="T38">(X,Y</text:span><text:span text:style-name="T39">1</text:span><text:span text:style-name="T38">) = 1</text:span></text:p>
          </draw:text-box>
        </draw:frame>
        <draw:frame draw:style-name="gr2" draw:text-style-name="P29" draw:layer="layout" svg:width="6.616cm" svg:height="1.374cm" svg:x="0.138cm" svg:y="10.755cm">
          <draw:text-box>
            <text:p><text:span text:style-name="T40">φ</text:span><text:span text:style-name="T41">CAPS,PRP</text:span><text:span text:style-name="T40">(X,Y</text:span><text:span text:style-name="T41">1</text:span><text:span text:style-name="T40">) = 1</text:span></text:p>
          </draw:text-box>
        </draw:frame>
        <draw:frame draw:style-name="gr2" draw:text-style-name="P29" draw:layer="layout" svg:width="6.641cm" svg:height="1.374cm" svg:x="7.238cm" svg:y="10.755cm">
          <draw:text-box>
            <text:p><text:span text:style-name="T40">φ</text:span><text:span text:style-name="T41">CAPS,NNP</text:span><text:span text:style-name="T40">(X,Y</text:span><text:span text:style-name="T41">1</text:span><text:span text:style-name="T40">) = 1</text:span></text:p>
          </draw:text-box>
        </draw:frame>
        <draw:frame draw:style-name="gr2" draw:text-style-name="P29" draw:layer="layout" svg:width="6.641cm" svg:height="1.374cm" svg:x="0.139cm" svg:y="18.755cm">
          <draw:text-box>
            <text:p><text:span text:style-name="T40">φ</text:span><text:span text:style-name="T41">CAPS,NNP</text:span><text:span text:style-name="T40">(X,Y</text:span><text:span text:style-name="T41">1</text:span><text:span text:style-name="T40">) = 2</text:span></text:p>
          </draw:text-box>
        </draw:frame>
        <draw:frame draw:style-name="gr2" draw:text-style-name="P30" draw:layer="layout" svg:width="7.526cm" svg:height="1.374cm" svg:x="14.639cm" svg:y="10.755cm">
          <draw:text-box>
            <text:p><text:span text:style-name="T42">φ</text:span><text:span text:style-name="T43">SUF,VBD,”...ed”</text:span><text:span text:style-name="T42">(X,Y</text:span><text:span text:style-name="T43">1</text:span><text:span text:style-name="T42">) = 1</text:span></text:p>
          </draw:text-box>
        </draw:frame>
        <draw:frame draw:style-name="gr2" draw:text-style-name="P30" draw:layer="layout" svg:width="7.526cm" svg:height="1.374cm" svg:x="14.639cm" svg:y="18.755cm">
          <draw:text-box>
            <text:p><text:span text:style-name="T42">φ</text:span><text:span text:style-name="T43">SUF,VBD,”...ed”</text:span><text:span text:style-name="T42">(X,Y</text:span><text:span text:style-name="T43">1</text:span><text:span text:style-name="T42">) = 1</text:span></text:p>
          </draw:text-box>
        </draw:frame>
        <draw:custom-shape draw:style-name="gr13" draw:text-style-name="P5" draw:layer="layout" svg:width="27.686cm" svg:height="8.255cm" svg:x="0.135cm" svg:y="4.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7.686cm" svg:height="8.255cm" svg:x="0.135cm" svg:y="12.4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最適解の探索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以下の式に従って最適解を見つけたい</text:p>
              </text:list-item>
            </text:list>
          </draw:text-box>
        </draw:frame>
        <draw:frame draw:style-name="gr11" draw:layer="layout" svg:width="17.78cm" svg:height="2.261cm" svg:x="4.345cm" svg:y="7.8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復習：HMMのビタビ探索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6">前向きステップ：</text:span>各ノードへたどる確率の計算</text:p>
                <text:list>
                  <text:list-item>
                    <text:p><text:span text:style-name="T16">負の対数尤度</text:span>がもっとも低くなるパス</text:p>
                  </text:list-item>
                </text:list>
              </text:list-item>
              <text:list-item>
                <text:p><text:span text:style-name="T16">後ろ向きステップ：</text:span><text:span text:style-name="T19">パスの復元</text:span></text:p>
                <text:list>
                  <text:list-item>
                    <text:p>単語分割とほとんど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頭</text:p>
          </draw:text-box>
        </draw:frame>
        <draw:frame presentation:style-name="pr13" draw:layer="layout" svg:width="25.199cm" svg:height="2.165cm" svg:x="1.471cm" svg:y="5.08cm" presentation:class="outline" presentation:user-transformed="true">
          <draw:text-box>
            <text:list text:style-name="L2">
              <text:list-item>
                <text:p>文頭記号&lt;S&gt;から１単語目への<text:span text:style-name="T18">遷移</text:span>と１単語目の<text:span text:style-name="T16">生成</text:span>の確率</text:p>
              </text:list-item>
            </text:list>
          </draw:text-box>
        </draw:frame>
        <draw:custom-shape draw:style-name="gr14" draw:text-style-name="P13" draw:layer="layout" svg:width="2.54cm" svg:height="1.27cm" svg:x="3.81cm" svg:y="9.396cm">
          <text:p text:style-name="P5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1.496cm">
          <text:p text:style-name="P5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3.496cm">
          <text:p text:style-name="P5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5.496cm">
          <text:p text:style-name="P5"><text:span text:style-name="T10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7.496cm">
          <text:p text:style-name="P5"><text:span text:style-name="T10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2" draw:layer="layout" svg:width="1.488cm" svg:height="7.856cm" svg:x="4.345cm" svg:y="18.651cm">
          <draw:text-box>
            <text:p><text:span text:style-name="T14">…</text:span></text:p>
          </draw:text-box>
        </draw:frame>
        <draw:custom-shape draw:style-name="gr16" draw:text-style-name="P31" draw:layer="layout" svg:width="2.54cm" svg:height="1.27cm" svg:x="0.21cm" svg:y="9.396cm">
          <text:p text:style-name="P5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5" draw:layer="layout" svg:x1="2.775cm" svg:y1="10.061cm" svg:x2="3.81cm" svg:y2="10.061cm">
            <text:p/>
          </draw:line>
          <draw:line draw:style-name="gr17" draw:text-style-name="P5" draw:layer="layout" svg:x1="2.775cm" svg:y1="10.061cm" svg:x2="3.81cm" svg:y2="12.301cm">
            <text:p/>
          </draw:line>
          <draw:line draw:style-name="gr17" draw:text-style-name="P5" draw:layer="layout" svg:x1="2.775cm" svg:y1="10.061cm" svg:x2="3.81cm" svg:y2="14.206cm">
            <text:p/>
          </draw:line>
          <draw:line draw:style-name="gr17" draw:text-style-name="P5" draw:layer="layout" svg:x1="2.775cm" svg:y1="10.061cm" svg:x2="3.81cm" svg:y2="16.111cm">
            <text:p/>
          </draw:line>
          <draw:line draw:style-name="gr17" draw:text-style-name="P5" draw:layer="layout" svg:x1="2.775cm" svg:y1="10.061cm" svg:x2="3.81cm" svg:y2="18.651cm">
            <text:p/>
          </draw:line>
        </draw:g>
        <draw:frame draw:style-name="gr2" draw:text-style-name="P25" draw:layer="layout" svg:width="3.529cm" svg:height="1.352cm" svg:x="3.215cm" svg:y="7.85cm">
          <draw:text-box>
            <text:p><text:span text:style-name="T34">natural</text:span></text:p>
          </draw:text-box>
        </draw:frame>
        <draw:frame draw:style-name="gr2" draw:text-style-name="P33" draw:layer="layout" svg:width="20.357cm" svg:height="1.322cm" svg:x="6.346cm" svg:y="9.49cm">
          <draw:text-box>
            <text:p><text:span text:style-name="T44">best_score[“1 NN”] = -log </text:span><text:span text:style-name="T45">P</text:span><text:span text:style-name="T46">T</text:span><text:span text:style-name="T45">(NN|&lt;S&gt;)</text:span><text:span text:style-name="T44"> + -log</text:span><text:span text:style-name="T47"> P</text:span><text:span text:style-name="T48">E</text:span><text:span text:style-name="T47">(natural | NN)</text:span></text:p>
          </draw:text-box>
        </draw:frame>
        <draw:frame draw:style-name="gr2" draw:text-style-name="P33" draw:layer="layout" svg:width="19.392cm" svg:height="1.322cm" svg:x="6.347cm" svg:y="11.49cm">
          <draw:text-box>
            <text:p><text:span text:style-name="T44">best_score[“1 JJ”] = -log </text:span><text:span text:style-name="T45">P</text:span><text:span text:style-name="T46">T</text:span><text:span text:style-name="T45">(JJ|&lt;S&gt;)</text:span><text:span text:style-name="T44"> + -log</text:span><text:span text:style-name="T47"> P</text:span><text:span text:style-name="T48">E</text:span><text:span text:style-name="T47">(natural | JJ)</text:span></text:p>
          </draw:text-box>
        </draw:frame>
        <draw:frame draw:style-name="gr2" draw:text-style-name="P33" draw:layer="layout" svg:width="20.128cm" svg:height="1.322cm" svg:x="6.348cm" svg:y="13.49cm">
          <draw:text-box>
            <text:p><text:span text:style-name="T44">best_score[“1 VB”] = -log </text:span><text:span text:style-name="T45">P</text:span><text:span text:style-name="T46">T</text:span><text:span text:style-name="T45">(VB|&lt;S&gt;)</text:span><text:span text:style-name="T44"> + -log</text:span><text:span text:style-name="T47"> P</text:span><text:span text:style-name="T48">E</text:span><text:span text:style-name="T47">(natural | VB)</text:span></text:p>
          </draw:text-box>
        </draw:frame>
        <draw:frame draw:style-name="gr2" draw:text-style-name="P33" draw:layer="layout" svg:width="21.474cm" svg:height="1.322cm" svg:x="6.349cm" svg:y="15.59cm">
          <draw:text-box>
            <text:p><text:span text:style-name="T44">best_score[“1 LRB”] = -log </text:span><text:span text:style-name="T45">P</text:span><text:span text:style-name="T46">T</text:span><text:span text:style-name="T45">(LRB|&lt;S&gt;)</text:span><text:span text:style-name="T44"> + -log</text:span><text:span text:style-name="T47"> P</text:span><text:span text:style-name="T48">E</text:span><text:span text:style-name="T47">(natural | LRB)</text:span></text:p>
          </draw:text-box>
        </draw:frame>
        <draw:frame draw:style-name="gr2" draw:text-style-name="P33" draw:layer="layout" svg:width="21.843cm" svg:height="1.322cm" svg:x="6.349cm" svg:y="17.591cm">
          <draw:text-box>
            <text:p><text:span text:style-name="T44">best_score[“1 RRB”] = -log </text:span><text:span text:style-name="T45">P</text:span><text:span text:style-name="T46">T</text:span><text:span text:style-name="T45">(RRB|&lt;S&gt;)</text:span><text:span text:style-name="T44"> + -log</text:span><text:span text:style-name="T47"> P</text:span><text:span text:style-name="T48">E</text:span><text:span text:style-name="T47">(natural | RRB)</text:span></text:p>
          </draw:text-box>
        </draw:frame>
        <draw:custom-shape draw:style-name="gr12" draw:text-style-name="P5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中間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前の品詞を全部比べて、<text:span text:style-name="T49">これまでのパス</text:span>、<text:span text:style-name="T18">遷移</text:span>、<text:span text:style-name="T16">生成</text:span>を全て考慮した最短パスを利用</text:p>
              </text:list-item>
            </text:list>
          </draw:text-box>
        </draw:frame>
        <draw:custom-shape draw:style-name="gr18" draw:text-style-name="P34" draw:layer="layout" svg:width="2.54cm" svg:height="1.27cm" svg:x="0.41cm" svg:y="9.396cm">
          <text:p text:style-name="P5"><text:span text:style-name="T50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2.54cm" svg:height="1.27cm" svg:x="0.41cm" svg:y="11.496cm">
          <text:p text:style-name="P5"><text:span text:style-name="T14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2.54cm" svg:height="1.27cm" svg:x="0.41cm" svg:y="13.496cm">
          <text:p text:style-name="P5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5" draw:layer="layout" svg:width="2.54cm" svg:height="1.27cm" svg:x="0.41cm" svg:y="15.496cm">
          <text:p text:style-name="P5"><text:span text:style-name="T51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5" draw:layer="layout" svg:width="2.54cm" svg:height="1.27cm" svg:x="0.41cm" svg:y="17.496cm">
          <text:p text:style-name="P5"><text:span text:style-name="T51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2" draw:layer="layout" svg:width="1.488cm" svg:height="1.352cm" svg:x="0.845cm" svg:y="18.651cm">
          <draw:text-box>
            <text:p><text:span text:style-name="T14">…</text:span></text:p>
          </draw:text-box>
        </draw:frame>
        <draw:frame draw:style-name="gr2" draw:text-style-name="P36" draw:layer="layout" svg:width="3.529cm" svg:height="1.352cm" svg:x="-0.085cm" svg:y="7.85cm">
          <draw:text-box>
            <text:p><text:span text:style-name="T50">natural</text:span></text:p>
          </draw:text-box>
        </draw:frame>
        <draw:frame draw:style-name="gr2" draw:text-style-name="P37" draw:layer="layout" svg:width="20.17cm" svg:height="7.321cm" svg:x="7.385cm" svg:y="9.025cm">
          <draw:text-box>
            <text:p><text:span text:style-name="T52">best_score[“2 NN”] = min( </text:span><text:span text:style-name="T52"><text:line-break/></text:span><text:span text:style-name="T52"> </text:span><text:span text:style-name="T53">best_score[“1 NN”]</text:span><text:span text:style-name="T52"> + -log </text:span><text:span text:style-name="T54">P</text:span><text:span text:style-name="T55">T</text:span><text:span text:style-name="T54">(NN|NN)</text:span><text:span text:style-name="T52"> + -log </text:span><text:span text:style-name="T56">P</text:span><text:span text:style-name="T57">E</text:span><text:span text:style-name="T56">(language | NN)</text:span><text:span text:style-name="T52">,</text:span><text:span text:style-name="T52"><text:line-break/></text:span><text:span text:style-name="T52"> </text:span><text:span text:style-name="T53">best_score[“1 JJ”]</text:span><text:span text:style-name="T52"> + -log </text:span><text:span text:style-name="T54">P</text:span><text:span text:style-name="T55">T</text:span><text:span text:style-name="T54">(NN|JJ)</text:span><text:span text:style-name="T52"> + -log </text:span><text:span text:style-name="T56">P</text:span><text:span text:style-name="T57">E</text:span><text:span text:style-name="T56">(language | NN)</text:span><text:span text:style-name="T52">,</text:span><text:span text:style-name="T52"><text:line-break/></text:span><text:span text:style-name="T52"> </text:span><text:span text:style-name="T53">best_score[“1 VB”]</text:span><text:span text:style-name="T52"> + -log </text:span><text:span text:style-name="T54">P</text:span><text:span text:style-name="T55">T</text:span><text:span text:style-name="T54">(NN|VB)</text:span><text:span text:style-name="T52"> + -log </text:span><text:span text:style-name="T56">P</text:span><text:span text:style-name="T57">E</text:span><text:span text:style-name="T56">(language | NN)</text:span><text:span text:style-name="T52">,</text:span><text:span text:style-name="T52"><text:line-break/></text:span><text:span text:style-name="T52"> </text:span><text:span text:style-name="T53">best_score[“1 LRB”]</text:span><text:span text:style-name="T52"> + -log </text:span><text:span text:style-name="T54">P</text:span><text:span text:style-name="T55">T</text:span><text:span text:style-name="T54">(NN|LRB)</text:span><text:span text:style-name="T52"> + -log </text:span><text:span text:style-name="T56">P</text:span><text:span text:style-name="T57">E</text:span><text:span text:style-name="T56">(language | NN)</text:span><text:span text:style-name="T52">,</text:span><text:span text:style-name="T52"><text:line-break/></text:span><text:span text:style-name="T52"> </text:span><text:span text:style-name="T53">best_score[“1 RRB”]</text:span><text:span text:style-name="T52"> + -log </text:span><text:span text:style-name="T54">P</text:span><text:span text:style-name="T55">T</text:span><text:span text:style-name="T54">(NN|RRB)</text:span><text:span text:style-name="T52"> + -log </text:span><text:span text:style-name="T56">P</text:span><text:span text:style-name="T57">E</text:span><text:span text:style-name="T56">(language | NN)</text:span><text:span text:style-name="T52">,</text:span></text:p>
            <text:p><text:span text:style-name="T52"><text:s/></text:span><text:span text:style-name="T52">...</text:span><text:span text:style-name="T52"><text:line-break/></text:span><text:span text:style-name="T52">)</text:span></text:p>
          </draw:text-box>
        </draw:frame>
        <draw:custom-shape draw:style-name="gr16" draw:text-style-name="P13" draw:layer="layout" svg:width="2.54cm" svg:height="1.27cm" svg:x="4.38cm" svg:y="9.425cm">
          <text:p text:style-name="P5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54cm" svg:height="1.27cm" svg:x="4.38cm" svg:y="11.525cm">
          <text:p text:style-name="P5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54cm" svg:height="1.27cm" svg:x="4.38cm" svg:y="13.525cm">
          <text:p text:style-name="P5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5" draw:layer="layout" svg:width="2.54cm" svg:height="1.27cm" svg:x="4.38cm" svg:y="15.525cm">
          <text:p text:style-name="P5"><text:span text:style-name="T51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5" draw:layer="layout" svg:width="2.54cm" svg:height="1.27cm" svg:x="4.38cm" svg:y="17.525cm">
          <text:p text:style-name="P5"><text:span text:style-name="T51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2" draw:layer="layout" svg:width="1.488cm" svg:height="1.352cm" svg:x="4.915cm" svg:y="18.68cm">
          <draw:text-box>
            <text:p><text:span text:style-name="T14">…</text:span></text:p>
          </draw:text-box>
        </draw:frame>
        <draw:line draw:style-name="gr17" draw:text-style-name="P5" draw:layer="layout" svg:x1="3.01cm" svg:y1="10.089cm" svg:x2="4.28cm" svg:y2="10.089cm">
          <text:p/>
        </draw:line>
        <draw:line draw:style-name="gr17" draw:text-style-name="P5" draw:layer="layout" svg:x1="3.01cm" svg:y1="12.089cm" svg:x2="4.19cm" svg:y2="10.424cm">
          <text:p/>
        </draw:line>
        <draw:line draw:style-name="gr17" draw:text-style-name="P5" draw:layer="layout" svg:x1="3.01cm" svg:y1="13.989cm" svg:x2="4.19cm" svg:y2="10.424cm">
          <text:p/>
        </draw:line>
        <draw:line draw:style-name="gr17" draw:text-style-name="P5" draw:layer="layout" svg:x1="3.01cm" svg:y1="15.989cm" svg:x2="4.19cm" svg:y2="10.424cm">
          <text:p/>
        </draw:line>
        <draw:line draw:style-name="gr17" draw:text-style-name="P5" draw:layer="layout" svg:x1="3.01cm" svg:y1="18.19cm" svg:x2="4.19cm" svg:y2="10.424cm">
          <text:p/>
        </draw:line>
        <draw:frame draw:style-name="gr2" draw:text-style-name="P25" draw:layer="layout" svg:width="4.574cm" svg:height="1.352cm" svg:x="3.716cm" svg:y="7.85cm">
          <draw:text-box>
            <text:p><text:span text:style-name="T34">language</text:span></text:p>
          </draw:text-box>
        </draw:frame>
        <draw:custom-shape draw:style-name="gr12" draw:text-style-name="P5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2" draw:text-style-name="P37" draw:layer="layout" svg:width="18.689cm" svg:height="4.642cm" svg:x="7.385cm" svg:y="16.225cm">
          <draw:text-box>
            <text:p><text:span text:style-name="T52">best_score[“2 JJ”] = min( </text:span><text:span text:style-name="T52"><text:line-break/></text:span><text:span text:style-name="T52"> </text:span><text:span text:style-name="T53">best_score[“1 NN”]</text:span><text:span text:style-name="T52"> + -log </text:span><text:span text:style-name="T54">P</text:span><text:span text:style-name="T55">T</text:span><text:span text:style-name="T54">(JJ|NN)</text:span><text:span text:style-name="T52"> + -log </text:span><text:span text:style-name="T56">P</text:span><text:span text:style-name="T57">E</text:span><text:span text:style-name="T56">(language | JJ)</text:span><text:span text:style-name="T52">,</text:span><text:span text:style-name="T52"><text:line-break/></text:span><text:span text:style-name="T52"> </text:span><text:span text:style-name="T53">best_score[“1 JJ”]</text:span><text:span text:style-name="T52"> + -log </text:span><text:span text:style-name="T54">P</text:span><text:span text:style-name="T55">T</text:span><text:span text:style-name="T54">(JJ|JJ)</text:span><text:span text:style-name="T52"> + -log </text:span><text:span text:style-name="T56">P</text:span><text:span text:style-name="T57">E</text:span><text:span text:style-name="T56">(language | JJ)</text:span><text:span text:style-name="T52">,</text:span><text:span text:style-name="T52"><text:line-break/></text:span><text:span text:style-name="T52"> </text:span><text:span text:style-name="T53">best_score[“1 VB”]</text:span><text:span text:style-name="T52"> + -log </text:span><text:span text:style-name="T54">P</text:span><text:span text:style-name="T55">T</text:span><text:span text:style-name="T54">(JJ|VB)</text:span><text:span text:style-name="T52"> + -log </text:span><text:span text:style-name="T56">P</text:span><text:span text:style-name="T57">E</text:span><text:span text:style-name="T56">(language | JJ)</text:span><text:span text:style-name="T52">,</text:span><text:span text:style-name="T52"><text:line-break/></text:span><text:span text:style-name="T52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素性を使ったHMMビタビ</text:p>
          </draw:text-box>
        </draw:frame>
        <draw:frame presentation:style-name="pr13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確率と同じように素性を利用</text:p>
              </text:list-item>
            </text:list>
          </draw:text-box>
        </draw:frame>
        <draw:custom-shape draw:style-name="gr14" draw:text-style-name="P13" draw:layer="layout" svg:width="2.54cm" svg:height="1.27cm" svg:x="3.81cm" svg:y="9.396cm">
          <text:p text:style-name="P5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1.496cm">
          <text:p text:style-name="P5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3.496cm">
          <text:p text:style-name="P5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5.496cm">
          <text:p text:style-name="P5"><text:span text:style-name="T10">1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7.496cm">
          <text:p text:style-name="P5"><text:span text:style-name="T10">1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2" draw:layer="layout" svg:width="1.488cm" svg:height="7.856cm" svg:x="4.345cm" svg:y="18.651cm">
          <draw:text-box>
            <text:p><text:span text:style-name="T14">…</text:span></text:p>
          </draw:text-box>
        </draw:frame>
        <draw:custom-shape draw:style-name="gr16" draw:text-style-name="P31" draw:layer="layout" svg:width="2.54cm" svg:height="1.27cm" svg:x="0.21cm" svg:y="9.396cm">
          <text:p text:style-name="P5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5" draw:layer="layout" svg:x1="2.775cm" svg:y1="10.061cm" svg:x2="3.81cm" svg:y2="10.061cm">
            <text:p/>
          </draw:line>
          <draw:line draw:style-name="gr17" draw:text-style-name="P5" draw:layer="layout" svg:x1="2.775cm" svg:y1="10.061cm" svg:x2="3.81cm" svg:y2="12.301cm">
            <text:p/>
          </draw:line>
          <draw:line draw:style-name="gr17" draw:text-style-name="P5" draw:layer="layout" svg:x1="2.775cm" svg:y1="10.061cm" svg:x2="3.81cm" svg:y2="14.206cm">
            <text:p/>
          </draw:line>
          <draw:line draw:style-name="gr17" draw:text-style-name="P5" draw:layer="layout" svg:x1="2.775cm" svg:y1="10.061cm" svg:x2="3.81cm" svg:y2="16.111cm">
            <text:p/>
          </draw:line>
          <draw:line draw:style-name="gr17" draw:text-style-name="P5" draw:layer="layout" svg:x1="2.775cm" svg:y1="10.061cm" svg:x2="3.81cm" svg:y2="18.651cm">
            <text:p/>
          </draw:line>
        </draw:g>
        <draw:frame draw:style-name="gr2" draw:text-style-name="P25" draw:layer="layout" svg:width="0.777cm" svg:height="1.352cm" svg:x="4.515cm" svg:y="7.85cm">
          <draw:text-box>
            <text:p><text:span text:style-name="T34">I</text:span></text:p>
          </draw:text-box>
        </draw:frame>
        <draw:frame draw:style-name="gr2" draw:text-style-name="P33" draw:layer="layout" svg:width="12.633cm" svg:height="1.322cm" svg:x="6.346cm" svg:y="9.49cm">
          <draw:text-box>
            <text:p><text:span text:style-name="T44">best_score[“1 NN”] = </text:span><text:span text:style-name="T45">w</text:span><text:span text:style-name="T46">T</text:span><text:span text:style-name="T58">,&lt;S&gt;,NN</text:span><text:span text:style-name="T44"> + </text:span><text:span text:style-name="T47">w</text:span><text:span text:style-name="T59">E,NN,I</text:span></text:p>
          </draw:text-box>
        </draw:frame>
        <draw:custom-shape draw:style-name="gr12" draw:text-style-name="P5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1.939cm" svg:height="1.322cm" svg:x="6.347cm" svg:y="11.59cm">
          <draw:text-box>
            <text:p><text:span text:style-name="T44">best_score[“1 JJ”] = </text:span><text:span text:style-name="T45">w</text:span><text:span text:style-name="T46">T</text:span><text:span text:style-name="T58">,&lt;S&gt;,JJ</text:span><text:span text:style-name="T44"> + </text:span><text:span text:style-name="T47">w</text:span><text:span text:style-name="T59">E,JJ,I</text:span></text:p>
          </draw:text-box>
        </draw:frame>
        <draw:frame draw:style-name="gr2" draw:text-style-name="P33" draw:layer="layout" svg:width="12.457cm" svg:height="1.322cm" svg:x="6.348cm" svg:y="13.59cm">
          <draw:text-box>
            <text:p><text:span text:style-name="T44">best_score[“1 VB”] = </text:span><text:span text:style-name="T45">w</text:span><text:span text:style-name="T46">T</text:span><text:span text:style-name="T58">,&lt;S&gt;,VB</text:span><text:span text:style-name="T44"> + </text:span><text:span text:style-name="T47">w</text:span><text:span text:style-name="T59">E,VB,I</text:span></text:p>
          </draw:text-box>
        </draw:frame>
        <draw:frame draw:style-name="gr2" draw:text-style-name="P33" draw:layer="layout" svg:width="13.553cm" svg:height="1.322cm" svg:x="6.349cm" svg:y="15.59cm">
          <draw:text-box>
            <text:p><text:span text:style-name="T44">best_score[“1 PRP”] = </text:span><text:span text:style-name="T45">w</text:span><text:span text:style-name="T46">T</text:span><text:span text:style-name="T58">,&lt;S&gt;,PRP</text:span><text:span text:style-name="T44"> + </text:span><text:span text:style-name="T47">w</text:span><text:span text:style-name="T59">E,PRP,I</text:span></text:p>
          </draw:text-box>
        </draw:frame>
        <draw:frame draw:style-name="gr2" draw:text-style-name="P33" draw:layer="layout" svg:width="13.642cm" svg:height="1.322cm" svg:x="6.349cm" svg:y="17.59cm">
          <draw:text-box>
            <text:p><text:span text:style-name="T44">best_score[“1 NNP”] = </text:span><text:span text:style-name="T45">w</text:span><text:span text:style-name="T46">T</text:span><text:span text:style-name="T58">,&lt;S&gt;,NNP</text:span><text:span text:style-name="T44"> + </text:span><text:span text:style-name="T47">w</text:span><text:span text:style-name="T59">E,NNP,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素性を使ったHMMビタビ</text:p>
          </draw:text-box>
        </draw:frame>
        <draw:frame presentation:style-name="pr13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他の素性も導入可能</text:p>
              </text:list-item>
            </text:list>
          </draw:text-box>
        </draw:frame>
        <draw:custom-shape draw:style-name="gr14" draw:text-style-name="P13" draw:layer="layout" svg:width="2.54cm" svg:height="1.27cm" svg:x="3.81cm" svg:y="9.396cm">
          <text:p text:style-name="P5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1.496cm">
          <text:p text:style-name="P5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3.496cm">
          <text:p text:style-name="P5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5.496cm">
          <text:p text:style-name="P5"><text:span text:style-name="T10">1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7.496cm">
          <text:p text:style-name="P5"><text:span text:style-name="T10">1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2" draw:layer="layout" svg:width="1.488cm" svg:height="7.856cm" svg:x="4.345cm" svg:y="18.651cm">
          <draw:text-box>
            <text:p><text:span text:style-name="T14">…</text:span></text:p>
          </draw:text-box>
        </draw:frame>
        <draw:custom-shape draw:style-name="gr16" draw:text-style-name="P31" draw:layer="layout" svg:width="2.54cm" svg:height="1.27cm" svg:x="0.21cm" svg:y="9.396cm">
          <text:p text:style-name="P5"><text:span text:style-name="T10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5" draw:layer="layout" svg:x1="2.775cm" svg:y1="10.061cm" svg:x2="3.81cm" svg:y2="10.061cm">
            <text:p/>
          </draw:line>
          <draw:line draw:style-name="gr17" draw:text-style-name="P5" draw:layer="layout" svg:x1="2.775cm" svg:y1="10.061cm" svg:x2="3.81cm" svg:y2="12.301cm">
            <text:p/>
          </draw:line>
          <draw:line draw:style-name="gr17" draw:text-style-name="P5" draw:layer="layout" svg:x1="2.775cm" svg:y1="10.061cm" svg:x2="3.81cm" svg:y2="14.206cm">
            <text:p/>
          </draw:line>
          <draw:line draw:style-name="gr17" draw:text-style-name="P5" draw:layer="layout" svg:x1="2.775cm" svg:y1="10.061cm" svg:x2="3.81cm" svg:y2="16.111cm">
            <text:p/>
          </draw:line>
          <draw:line draw:style-name="gr17" draw:text-style-name="P5" draw:layer="layout" svg:x1="2.775cm" svg:y1="10.061cm" svg:x2="3.81cm" svg:y2="18.651cm">
            <text:p/>
          </draw:line>
        </draw:g>
        <draw:frame draw:style-name="gr2" draw:text-style-name="P25" draw:layer="layout" svg:width="0.777cm" svg:height="1.352cm" svg:x="4.515cm" svg:y="7.85cm">
          <draw:text-box>
            <text:p><text:span text:style-name="T34">I</text:span></text:p>
          </draw:text-box>
        </draw:frame>
        <draw:frame draw:style-name="gr2" draw:text-style-name="P33" draw:layer="layout" svg:width="15.91cm" svg:height="1.322cm" svg:x="6.346cm" svg:y="9.49cm">
          <draw:text-box>
            <text:p><text:span text:style-name="T44">best_score[“1 NN”] = </text:span><text:span text:style-name="T45">w</text:span><text:span text:style-name="T46">T</text:span><text:span text:style-name="T58">,&lt;S&gt;,NN</text:span><text:span text:style-name="T44"> + </text:span><text:span text:style-name="T47">w</text:span><text:span text:style-name="T59">E,NN,I</text:span><text:span text:style-name="T60"> + </text:span><text:span text:style-name="T61">w</text:span><text:span text:style-name="T62">CAPS,NN</text:span></text:p>
          </draw:text-box>
        </draw:frame>
        <draw:custom-shape draw:style-name="gr12" draw:text-style-name="P5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5.029cm" svg:height="1.322cm" svg:x="6.347cm" svg:y="11.59cm">
          <draw:text-box>
            <text:p><text:span text:style-name="T44">best_score[“1 JJ”] = </text:span><text:span text:style-name="T45">w</text:span><text:span text:style-name="T46">T</text:span><text:span text:style-name="T58">,&lt;S&gt;,JJ</text:span><text:span text:style-name="T44"> + </text:span><text:span text:style-name="T47">w</text:span><text:span text:style-name="T59">E,JJ,I</text:span><text:span text:style-name="T63"> + </text:span><text:span text:style-name="T61">w</text:span><text:span text:style-name="T62">CAPS,JJ</text:span></text:p>
          </draw:text-box>
        </draw:frame>
        <draw:frame draw:style-name="gr2" draw:text-style-name="P33" draw:layer="layout" svg:width="15.683cm" svg:height="1.322cm" svg:x="6.348cm" svg:y="13.59cm">
          <draw:text-box>
            <text:p><text:span text:style-name="T44">best_score[“1 VB”] = </text:span><text:span text:style-name="T45">w</text:span><text:span text:style-name="T46">T</text:span><text:span text:style-name="T58">,&lt;S&gt;,VB</text:span><text:span text:style-name="T44"> + </text:span><text:span text:style-name="T47">w</text:span><text:span text:style-name="T59">E,VB,I</text:span><text:span text:style-name="T63"> + </text:span><text:span text:style-name="T61">w</text:span><text:span text:style-name="T62">CAPS,VB</text:span></text:p>
          </draw:text-box>
        </draw:frame>
        <draw:frame draw:style-name="gr2" draw:text-style-name="P33" draw:layer="layout" svg:width="17.088cm" svg:height="1.322cm" svg:x="6.349cm" svg:y="15.59cm">
          <draw:text-box>
            <text:p><text:span text:style-name="T44">best_score[“1 PRP”] = </text:span><text:span text:style-name="T45">w</text:span><text:span text:style-name="T46">T</text:span><text:span text:style-name="T58">,&lt;S&gt;,PRP</text:span><text:span text:style-name="T44"> + </text:span><text:span text:style-name="T47">w</text:span><text:span text:style-name="T59">E,PRP,I</text:span><text:span text:style-name="T63"> + </text:span><text:span text:style-name="T61">w</text:span><text:span text:style-name="T62">CAPS,PRP</text:span></text:p>
          </draw:text-box>
        </draw:frame>
        <draw:frame draw:style-name="gr2" draw:text-style-name="P33" draw:layer="layout" svg:width="17.202cm" svg:height="1.322cm" svg:x="6.349cm" svg:y="17.59cm">
          <draw:text-box>
            <text:p><text:span text:style-name="T44">best_score[“1 NNP”] = </text:span><text:span text:style-name="T45">w</text:span><text:span text:style-name="T46">T</text:span><text:span text:style-name="T58">,&lt;S&gt;,NNP</text:span><text:span text:style-name="T44"> + </text:span><text:span text:style-name="T47">w</text:span><text:span text:style-name="T59">E,NNP,I</text:span><text:span text:style-name="T63"> + </text:span><text:span text:style-name="T61">w</text:span><text:span text:style-name="T62">CAPS,N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構造化パーセプトロンの学習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パーセプトロンアルゴリズムの重み更新</text:p>
              </text:list-item>
              <text:list-item>
                <text:p>誤りの場合：<text:line-break/><text:line-break/><text:line-break/></text:p>
              </text:list-item>
              <text:list-item>
                <text:p>重みが：<text:line-break/><text:tab/>正例に対して大きくなる<text:line-break/><text:tab/>負例に対して小さくなる　ように更新</text:p>
              </text:list-item>
              <text:list-item>
                <text:p>構造化パーセプトロンの「正例」と「負例」とは?</text:p>
              </text:list-item>
            </text:list>
          </draw:text-box>
        </draw:frame>
        <draw:frame draw:style-name="gr11" draw:layer="layout" svg:width="9.297cm" svg:height="1.648cm" svg:x="8.89cm" svg:y="8.607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構造化パーセプトロンの学習</text:p>
          </draw:text-box>
        </draw:frame>
        <draw:frame presentation:style-name="pr14" draw:layer="layout" svg:width="25.199cm" svg:height="8.255cm" svg:x="1.471cm" svg:y="5.08cm" presentation:class="outline" presentation:user-transformed="true">
          <draw:text-box>
            <text:list text:style-name="L2">
              <text:list-item>
                <text:p><text:span text:style-name="T16">正例</text:span>：正しいタグ列に対する素性ベクトル<text:line-break/><text:line-break/><text:line-break/><text:line-break/><text:line-break/></text:p>
              </text:list-item>
              <text:list-item>
                <text:p><text:span text:style-name="T16">負例</text:span>：正しくないタグ列に対する素性ベクトル</text:p>
              </text:list-item>
            </text:list>
          </draw:text-box>
        </draw:frame>
        <draw:frame draw:style-name="gr2" draw:text-style-name="P25" draw:layer="layout" svg:width="9.303cm" svg:height="1.352cm" svg:x="10.36cm" svg:y="7.638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188cm" svg:height="1.352cm" svg:x="9.426cm" svg:y="9.473cm">
          <draw:text-box>
            <text:p><text:span text:style-name="T35">PRP <text:s text:c="5"/>VBD <text:s text:c="6"/>NNP</text:span></text:p>
          </draw:text-box>
        </draw:frame>
        <draw:line draw:style-name="gr6" draw:text-style-name="P5" draw:layer="layout" svg:x1="8.19cm" svg:y1="10.143cm" svg:x2="9.46cm" svg:y2="10.143cm">
          <text:p/>
        </draw:line>
        <draw:line draw:style-name="gr6" draw:text-style-name="P5" draw:layer="layout" svg:x1="11.89cm" svg:y1="10.143cm" svg:x2="13.16cm" svg:y2="10.143cm">
          <text:p/>
        </draw:line>
        <draw:line draw:style-name="gr6" draw:text-style-name="P5" draw:layer="layout" svg:x1="15.69cm" svg:y1="10.143cm" svg:x2="16.96cm" svg:y2="10.143cm">
          <text:p/>
        </draw:line>
        <draw:line draw:style-name="gr6" draw:text-style-name="P5" draw:layer="layout" svg:x1="19.89cm" svg:y1="10.143cm" svg:x2="21.16cm" svg:y2="10.143cm">
          <text:p/>
        </draw:line>
        <draw:line draw:style-name="gr6" draw:text-style-name="P5" draw:layer="layout" svg:x1="10.73cm" svg:y1="9.443cm" svg:x2="10.73cm" svg:y2="8.808cm">
          <text:p/>
        </draw:line>
        <draw:line draw:style-name="gr6" draw:text-style-name="P5" draw:layer="layout" svg:x1="14.33cm" svg:y1="9.444cm" svg:x2="14.33cm" svg:y2="8.809cm">
          <text:p/>
        </draw:line>
        <draw:line draw:style-name="gr6" draw:text-style-name="P5" draw:layer="layout" svg:x1="18.13cm" svg:y1="9.444cm" svg:x2="18.13cm" svg:y2="8.809cm">
          <text:p/>
        </draw:line>
        <draw:frame draw:style-name="gr2" draw:text-style-name="P27" draw:layer="layout" svg:width="17.296cm" svg:height="2.376cm" svg:x="5.445cm" svg:y="7.873cm">
          <draw:text-box>
            <text:p><text:span text:style-name="T36">φ( <text:s text:c="26"/>)</text:span></text:p>
          </draw:text-box>
        </draw:frame>
        <draw:frame draw:style-name="gr2" draw:text-style-name="P25" draw:layer="layout" svg:width="9.303cm" svg:height="1.352cm" svg:x="10.36cm" svg:y="14.139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243cm" svg:height="1.352cm" svg:x="9.426cm" svg:y="15.974cm">
          <draw:text-box>
            <text:p><text:span text:style-name="T35">NNP <text:s text:c="5"/>VBD <text:s text:c="6"/>NNP</text:span></text:p>
          </draw:text-box>
        </draw:frame>
        <draw:line draw:style-name="gr6" draw:text-style-name="P5" draw:layer="layout" svg:x1="8.19cm" svg:y1="16.644cm" svg:x2="9.46cm" svg:y2="16.644cm">
          <text:p/>
        </draw:line>
        <draw:line draw:style-name="gr6" draw:text-style-name="P5" draw:layer="layout" svg:x1="11.89cm" svg:y1="16.644cm" svg:x2="13.16cm" svg:y2="16.644cm">
          <text:p/>
        </draw:line>
        <draw:line draw:style-name="gr6" draw:text-style-name="P5" draw:layer="layout" svg:x1="15.69cm" svg:y1="16.644cm" svg:x2="16.96cm" svg:y2="16.644cm">
          <text:p/>
        </draw:line>
        <draw:line draw:style-name="gr6" draw:text-style-name="P5" draw:layer="layout" svg:x1="19.89cm" svg:y1="16.644cm" svg:x2="21.16cm" svg:y2="16.644cm">
          <text:p/>
        </draw:line>
        <draw:line draw:style-name="gr6" draw:text-style-name="P5" draw:layer="layout" svg:x1="10.73cm" svg:y1="15.944cm" svg:x2="10.73cm" svg:y2="15.309cm">
          <text:p/>
        </draw:line>
        <draw:line draw:style-name="gr6" draw:text-style-name="P5" draw:layer="layout" svg:x1="14.33cm" svg:y1="15.945cm" svg:x2="14.33cm" svg:y2="15.31cm">
          <text:p/>
        </draw:line>
        <draw:line draw:style-name="gr6" draw:text-style-name="P5" draw:layer="layout" svg:x1="18.13cm" svg:y1="15.945cm" svg:x2="18.13cm" svg:y2="15.31cm">
          <text:p/>
        </draw:line>
        <draw:frame draw:style-name="gr2" draw:text-style-name="P27" draw:layer="layout" svg:width="17.296cm" svg:height="2.376cm" svg:x="5.445cm" svg:y="14.374cm">
          <draw:text-box>
            <text:p><text:span text:style-name="T36">φ( <text:s text:c="26"/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負例の選び方</text:p>
          </draw:text-box>
        </draw:frame>
        <draw:frame presentation:style-name="pr8" draw:layer="layout" svg:width="25.199cm" svg:height="14.32cm" svg:x="1.471cm" svg:y="5.08cm" presentation:class="outline" presentation:user-transformed="true">
          <draw:text-box>
            <text:list text:style-name="L2">
              <text:list-item>
                <text:p>正しくない素性ベクトルがたくさん！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どれを利用するか？</text:p>
              </text:list-item>
            </text:list>
          </draw:text-box>
        </draw:frame>
        <draw:frame draw:style-name="gr2" draw:text-style-name="P25" draw:layer="layout" svg:width="9.303cm" svg:height="1.352cm" svg:x="5.399cm" svg:y="6.973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243cm" svg:height="1.352cm" svg:x="4.465cm" svg:y="8.808cm">
          <draw:text-box>
            <text:p><text:span text:style-name="T35">NNP <text:s text:c="5"/>VBD <text:s text:c="6"/>NNP</text:span></text:p>
          </draw:text-box>
        </draw:frame>
        <draw:line draw:style-name="gr6" draw:text-style-name="P5" draw:layer="layout" svg:x1="3.229cm" svg:y1="9.478cm" svg:x2="4.499cm" svg:y2="9.478cm">
          <text:p/>
        </draw:line>
        <draw:line draw:style-name="gr6" draw:text-style-name="P5" draw:layer="layout" svg:x1="6.929cm" svg:y1="9.478cm" svg:x2="8.199cm" svg:y2="9.478cm">
          <text:p/>
        </draw:line>
        <draw:line draw:style-name="gr6" draw:text-style-name="P5" draw:layer="layout" svg:x1="10.729cm" svg:y1="9.478cm" svg:x2="11.999cm" svg:y2="9.478cm">
          <text:p/>
        </draw:line>
        <draw:line draw:style-name="gr6" draw:text-style-name="P5" draw:layer="layout" svg:x1="14.929cm" svg:y1="9.478cm" svg:x2="16.199cm" svg:y2="9.478cm">
          <text:p/>
        </draw:line>
        <draw:line draw:style-name="gr6" draw:text-style-name="P5" draw:layer="layout" svg:x1="5.769cm" svg:y1="8.778cm" svg:x2="5.769cm" svg:y2="8.143cm">
          <text:p/>
        </draw:line>
        <draw:line draw:style-name="gr6" draw:text-style-name="P5" draw:layer="layout" svg:x1="9.369cm" svg:y1="8.779cm" svg:x2="9.369cm" svg:y2="8.144cm">
          <text:p/>
        </draw:line>
        <draw:line draw:style-name="gr6" draw:text-style-name="P5" draw:layer="layout" svg:x1="13.169cm" svg:y1="8.779cm" svg:x2="13.169cm" svg:y2="8.144cm">
          <text:p/>
        </draw:line>
        <draw:frame draw:style-name="gr2" draw:text-style-name="P27" draw:layer="layout" svg:width="17.296cm" svg:height="2.376cm" svg:x="0.484cm" svg:y="7.208cm">
          <draw:text-box>
            <text:p><text:span text:style-name="T36">φ( <text:s text:c="26"/>)</text:span></text:p>
          </draw:text-box>
        </draw:frame>
        <draw:frame draw:style-name="gr2" draw:text-style-name="P25" draw:layer="layout" svg:width="9.303cm" svg:height="1.352cm" svg:x="9.399cm" svg:y="10.674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9.807cm" svg:height="1.352cm" svg:x="8.465cm" svg:y="12.509cm">
          <draw:text-box>
            <text:p><text:span text:style-name="T35">PRP <text:s text:c="5"/>VBD <text:s text:c="7"/>NN</text:span></text:p>
          </draw:text-box>
        </draw:frame>
        <draw:line draw:style-name="gr6" draw:text-style-name="P5" draw:layer="layout" svg:x1="7.229cm" svg:y1="13.179cm" svg:x2="8.499cm" svg:y2="13.179cm">
          <text:p/>
        </draw:line>
        <draw:line draw:style-name="gr6" draw:text-style-name="P5" draw:layer="layout" svg:x1="10.929cm" svg:y1="13.179cm" svg:x2="12.199cm" svg:y2="13.179cm">
          <text:p/>
        </draw:line>
        <draw:line draw:style-name="gr6" draw:text-style-name="P5" draw:layer="layout" svg:x1="14.729cm" svg:y1="13.179cm" svg:x2="15.999cm" svg:y2="13.179cm">
          <text:p/>
        </draw:line>
        <draw:line draw:style-name="gr6" draw:text-style-name="P5" draw:layer="layout" svg:x1="18.929cm" svg:y1="13.179cm" svg:x2="20.199cm" svg:y2="13.179cm">
          <text:p/>
        </draw:line>
        <draw:line draw:style-name="gr6" draw:text-style-name="P5" draw:layer="layout" svg:x1="9.769cm" svg:y1="12.479cm" svg:x2="9.769cm" svg:y2="11.844cm">
          <text:p/>
        </draw:line>
        <draw:line draw:style-name="gr6" draw:text-style-name="P5" draw:layer="layout" svg:x1="13.369cm" svg:y1="12.48cm" svg:x2="13.369cm" svg:y2="11.845cm">
          <text:p/>
        </draw:line>
        <draw:line draw:style-name="gr6" draw:text-style-name="P5" draw:layer="layout" svg:x1="17.169cm" svg:y1="12.48cm" svg:x2="17.169cm" svg:y2="11.845cm">
          <text:p/>
        </draw:line>
        <draw:frame draw:style-name="gr2" draw:text-style-name="P27" draw:layer="layout" svg:width="17.296cm" svg:height="2.376cm" svg:x="4.484cm" svg:y="10.909cm">
          <draw:text-box>
            <text:p><text:span text:style-name="T36">φ( <text:s text:c="26"/>)</text:span></text:p>
          </draw:text-box>
        </draw:frame>
        <draw:frame draw:style-name="gr2" draw:text-style-name="P25" draw:layer="layout" svg:width="9.303cm" svg:height="1.352cm" svg:x="14.924cm" svg:y="13.958cm">
          <draw:text-box>
            <text:p><text:span text:style-name="T34">I <text:s text:c="6"/>visited <text:s text:c="5"/>Nara</text:span></text:p>
          </draw:text-box>
        </draw:frame>
        <draw:frame draw:style-name="gr2" draw:text-style-name="P26" draw:layer="layout" svg:width="10.027cm" svg:height="1.352cm" svg:x="13.99cm" svg:y="15.793cm">
          <draw:text-box>
            <text:p><text:span text:style-name="T35">PRP <text:s text:c="7"/>VB <text:s text:c="6"/>NNP</text:span></text:p>
          </draw:text-box>
        </draw:frame>
        <draw:line draw:style-name="gr6" draw:text-style-name="P5" draw:layer="layout" svg:x1="12.754cm" svg:y1="16.463cm" svg:x2="14.024cm" svg:y2="16.463cm">
          <text:p/>
        </draw:line>
        <draw:line draw:style-name="gr6" draw:text-style-name="P5" draw:layer="layout" svg:x1="16.454cm" svg:y1="16.463cm" svg:x2="17.724cm" svg:y2="16.463cm">
          <text:p/>
        </draw:line>
        <draw:line draw:style-name="gr6" draw:text-style-name="P5" draw:layer="layout" svg:x1="20.254cm" svg:y1="16.463cm" svg:x2="21.524cm" svg:y2="16.463cm">
          <text:p/>
        </draw:line>
        <draw:line draw:style-name="gr6" draw:text-style-name="P5" draw:layer="layout" svg:x1="24.454cm" svg:y1="16.463cm" svg:x2="25.724cm" svg:y2="16.463cm">
          <text:p/>
        </draw:line>
        <draw:line draw:style-name="gr6" draw:text-style-name="P5" draw:layer="layout" svg:x1="15.294cm" svg:y1="15.763cm" svg:x2="15.294cm" svg:y2="15.128cm">
          <text:p/>
        </draw:line>
        <draw:line draw:style-name="gr6" draw:text-style-name="P5" draw:layer="layout" svg:x1="18.894cm" svg:y1="15.764cm" svg:x2="18.894cm" svg:y2="15.129cm">
          <text:p/>
        </draw:line>
        <draw:line draw:style-name="gr6" draw:text-style-name="P5" draw:layer="layout" svg:x1="22.694cm" svg:y1="15.764cm" svg:x2="22.694cm" svg:y2="15.129cm">
          <text:p/>
        </draw:line>
        <draw:frame draw:style-name="gr2" draw:text-style-name="P27" draw:layer="layout" svg:width="17.296cm" svg:height="2.376cm" svg:x="10.009cm" svg:y="14.193cm">
          <draw:text-box>
            <text:p><text:span text:style-name="T36">φ( <text:s text:c="26"/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負例の選び方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6">解決策</text:span>：スコア最大の正しくない素性ベクトルを利用<text:line-break/><text:line-break/><text:line-break/></text:p>
              </text:list-item>
              <text:list-item>
                <text:p>更新式は：<text:line-break/><text:line-break/><text:line-break/></text:p>
                <text:list>
                  <text:list-item>
                    <text:p>(<text:span text:style-name="T18">Y'</text:span>は正しいタグ列)</text:p>
                  </text:list-item>
                </text:list>
              </text:list-item>
              <text:list-item>
                <text:p>注：スコア最大のタグ列が正解の場合、変更なし</text:p>
              </text:list-item>
            </text:list>
          </draw:text-box>
        </draw:frame>
        <draw:frame draw:style-name="gr11" draw:layer="layout" svg:width="17.78cm" svg:height="2.261cm" svg:x="4.845cm" svg:y="7.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layer="layout" svg:width="16.597cm" svg:height="1.648cm" svg:x="5.493cm" svg:y="11.9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構造化パーセプトロンアルゴリズム</text:p>
          </draw:text-box>
        </draw:frame>
        <draw:frame presentation:style-name="pr15" draw:layer="layout" svg:width="25.199cm" svg:height="8.655cm" svg:x="1.471cm" svg:y="5.38cm" presentation:class="outline" presentation:user-transformed="true">
          <draw:text-box>
            <text:list text:style-name="L2">
              <text:list-header>
                <text:p><text:span text:style-name="T64">create</text:span><text:span text:style-name="T19"> map </text:span><text:span text:style-name="T65">w</text:span><text:span text:style-name="T19"><text:line-break/></text:span><text:span text:style-name="T64">for</text:span><text:span text:style-name="T19"> </text:span><text:span text:style-name="T66">I</text:span><text:span text:style-name="T19"> iterations</text:span><text:span text:style-name="T19"><text:line-break/></text:span><text:span text:style-name="T19"><text:tab/></text:span><text:span text:style-name="T64">for each </text:span><text:span text:style-name="T67">labeled pair </text:span><text:span text:style-name="T68">X</text:span><text:span text:style-name="T69">, </text:span><text:span text:style-name="T70">Y_prime</text:span><text:span text:style-name="T67"> in the data</text:span><text:span text:style-name="T67"><text:line-break/></text:span><text:span text:style-name="T67"><text:tab/></text:span><text:span text:style-name="T67"><text:tab/></text:span><text:span text:style-name="T71">Y_hat</text:span><text:span text:style-name="T67"> = </text:span><text:span text:style-name="T72">hmm_viterbi</text:span><text:span text:style-name="T67">(</text:span><text:span text:style-name="T73">w</text:span><text:span text:style-name="T67">, </text:span><text:span text:style-name="T74">X</text:span><text:span text:style-name="T67">)</text:span><text:span text:style-name="T67"><text:line-break/></text:span><text:span text:style-name="T67"><text:tab/></text:span><text:span text:style-name="T67"><text:tab/></text:span><text:span text:style-name="T75">phi_prime</text:span><text:span text:style-name="T67"> = </text:span><text:span text:style-name="T72">create_features</text:span><text:span text:style-name="T67">(</text:span><text:span text:style-name="T74">X</text:span><text:span text:style-name="T76">, </text:span><text:span text:style-name="T71">Y_prime</text:span><text:span text:style-name="T67">)</text:span><text:span text:style-name="T76"><text:line-break/></text:span><text:span text:style-name="T76"><text:tab/></text:span><text:span text:style-name="T76"><text:tab/></text:span><text:span text:style-name="T75">phi_hat</text:span><text:span text:style-name="T67"> = </text:span><text:span text:style-name="T72">create_features</text:span><text:span text:style-name="T67">(</text:span><text:span text:style-name="T74">X</text:span><text:span text:style-name="T76">, </text:span><text:span text:style-name="T71">Y_hat</text:span><text:span text:style-name="T67">)</text:span><text:span text:style-name="T67"><text:line-break/></text:span><text:span text:style-name="T67"><text:tab/></text:span><text:span text:style-name="T67"><text:tab/></text:span><text:span text:style-name="T73">w</text:span><text:span text:style-name="T67"> += </text:span><text:span text:style-name="T75">phi_prime</text:span><text:span text:style-name="T67"> - </text:span><text:span text:style-name="T75">phi_hat</text:span></text:p>
              </text:list-header>
            </text:list>
          </draw:text-box>
        </draw:frame>
        <draw:custom-shape draw:style-name="gr3" draw:text-style-name="P5" draw:layer="layout" svg:width="23.895cm" svg:height="9.39cm" svg:x="2.14cm" svg:y="5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HMMの素性計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各遷移、生成に対して素性構築関数を作成</text:p>
              </text:list-item>
            </text:list>
          </draw:text-box>
        </draw:frame>
        <draw:frame draw:style-name="gr2" draw:text-style-name="P26" draw:layer="layout" svg:width="4.752cm" svg:height="1.352cm" svg:x="7.71cm" svg:y="7.085cm">
          <draw:text-box>
            <text:p><text:span text:style-name="T35">NNP,VBD</text:span></text:p>
          </draw:text-box>
        </draw:frame>
        <draw:frame draw:style-name="gr2" draw:text-style-name="P38" draw:layer="layout" svg:width="11.602cm" svg:height="1.449cm" svg:x="1.335cm" svg:y="6.985cm">
          <draw:text-box>
            <text:p><text:span text:style-name="T77">create_trans( <text:s text:c="8"/>)</text:span></text:p>
          </draw:text-box>
        </draw:frame>
        <draw:frame draw:style-name="gr2" draw:text-style-name="P26" draw:layer="layout" svg:width="4.998cm" svg:height="1.352cm" svg:x="20.011cm" svg:y="7.085cm">
          <draw:text-box>
            <text:p><text:span text:style-name="T35">NNP</text:span><text:span text:style-name="T50">,</text:span><text:span text:style-name="T34">Nara</text:span></text:p>
          </draw:text-box>
        </draw:frame>
        <draw:frame draw:style-name="gr2" draw:text-style-name="P38" draw:layer="layout" svg:width="11.602cm" svg:height="1.449cm" svg:x="14.136cm" svg:y="6.985cm">
          <draw:text-box>
            <text:p><text:span text:style-name="T77">create_emit( <text:s text:c="9"/>)</text:span></text:p>
          </draw:text-box>
        </draw:frame>
        <draw:line draw:style-name="gr6" draw:text-style-name="P5" draw:layer="layout" svg:x1="6.985cm" svg:y1="8.255cm" svg:x2="6.985cm" svg:y2="9.525cm">
          <text:p/>
        </draw:line>
        <draw:frame draw:style-name="gr2" draw:text-style-name="P39" draw:layer="layout" svg:width="7.216cm" svg:height="1.119cm" svg:x="3.51cm" svg:y="9.76cm">
          <draw:text-box>
            <text:p><text:span text:style-name="T17">φ[“T,NNP,VBD”] = 1</text:span></text:p>
          </draw:text-box>
        </draw:frame>
        <draw:frame draw:style-name="gr2" draw:text-style-name="P39" draw:layer="layout" svg:width="7.432cm" svg:height="1.119cm" svg:x="16.21cm" svg:y="9.761cm">
          <draw:text-box>
            <text:p><text:span text:style-name="T17">φ[“E,NNP,Nara”] = 1</text:span></text:p>
          </draw:text-box>
        </draw:frame>
        <draw:frame draw:style-name="gr2" draw:text-style-name="P39" draw:layer="layout" svg:width="7.229cm" svg:height="1.119cm" svg:x="16.21cm" svg:y="10.862cm">
          <draw:text-box>
            <text:p><text:span text:style-name="T17">φ[“CAPS,NNP”] = 1</text:span></text:p>
          </draw:text-box>
        </draw:frame>
        <draw:line draw:style-name="gr6" draw:text-style-name="P5" draw:layer="layout" svg:x1="19.585cm" svg:y1="8.255cm" svg:x2="19.58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構造化パーセプトロンの素性計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単語列の素性を構築する<text:span text:style-name="T78">create_features</text:span><text:span text:style-name="T78">関数</text:span></text:p>
              </text:list-item>
            </text:list>
          </draw:text-box>
        </draw:frame>
        <draw:frame presentation:style-name="pr15" draw:layer="layout" svg:width="25.199cm" svg:height="12.67cm" svg:x="1.472cm" svg:y="6.981cm" presentation:class="outline" presentation:user-transformed="true">
          <draw:text-box>
            <text:list text:style-name="L2">
              <text:list-header>
                <text:p><text:span text:style-name="T72">create_features</text:span><text:span text:style-name="T67">(</text:span><text:span text:style-name="T68">X</text:span><text:span text:style-name="T67">, </text:span><text:span text:style-name="T70">Y</text:span><text:span text:style-name="T67">):</text:span><text:span text:style-name="T67"><text:line-break/></text:span><text:span text:style-name="T67"><text:tab/></text:span><text:span text:style-name="T64">create</text:span><text:span text:style-name="T67"> map </text:span><text:span text:style-name="T79">phi</text:span><text:span text:style-name="T67"><text:line-break/></text:span><text:span text:style-name="T67"><text:tab/></text:span><text:span text:style-name="T64">for</text:span><text:span text:style-name="T67"> i </text:span><text:span text:style-name="T64">in</text:span><text:span text:style-name="T67"> 0 .. |</text:span><text:span text:style-name="T70">Y</text:span><text:span text:style-name="T67">|:</text:span><text:span text:style-name="T67"><text:line-break/></text:span><text:span text:style-name="T67"><text:tab/></text:span><text:span text:style-name="T67"><text:tab/></text:span><text:span text:style-name="T64">if</text:span><text:span text:style-name="T67"> i == 0: </text:span><text:span text:style-name="T69">first_tag</text:span><text:span text:style-name="T67"> = “&lt;s&gt;”</text:span><text:span text:style-name="T67"><text:line-break/></text:span><text:span text:style-name="T67"><text:tab/></text:span><text:span text:style-name="T67"><text:tab/></text:span><text:span text:style-name="T64">else</text:span><text:span text:style-name="T67">: <text:s text:c="5"/></text:span><text:span text:style-name="T69">first_tag</text:span><text:span text:style-name="T67"> = </text:span><text:span text:style-name="T70">Y</text:span><text:span text:style-name="T67">[i-1]</text:span><text:span text:style-name="T67"><text:line-break/></text:span><text:span text:style-name="T67"><text:tab/></text:span><text:span text:style-name="T67"><text:tab/></text:span><text:span text:style-name="T64">if</text:span><text:span text:style-name="T67"> i == |</text:span><text:span text:style-name="T70">Y</text:span><text:span text:style-name="T67">|: </text:span><text:span text:style-name="T69">next_tag</text:span><text:span text:style-name="T67"> = “&lt;/s&gt;”</text:span><text:span text:style-name="T67"><text:line-break/></text:span><text:span text:style-name="T67"><text:tab/></text:span><text:span text:style-name="T67"><text:tab/></text:span><text:span text:style-name="T64">else</text:span><text:span text:style-name="T67">:</text:span><text:span text:style-name="T67"><text:tab/></text:span><text:span text:style-name="T67"><text:tab/></text:span><text:span text:style-name="T67"> <text:s/></text:span><text:span text:style-name="T69">next_tag</text:span><text:span text:style-name="T67"> = </text:span><text:span text:style-name="T70">Y</text:span><text:span text:style-name="T67">[i]</text:span><text:span text:style-name="T67"><text:line-break/></text:span><text:span text:style-name="T67"><text:tab/></text:span><text:span text:style-name="T67"><text:tab/></text:span><text:span text:style-name="T79">phi</text:span><text:span text:style-name="T67"> += </text:span><text:span text:style-name="T72">create_trans</text:span><text:span text:style-name="T67">(</text:span><text:span text:style-name="T69">first_tag</text:span><text:span text:style-name="T67">, </text:span><text:span text:style-name="T69">next_tag</text:span><text:span text:style-name="T67">)</text:span><text:span text:style-name="T67"><text:line-break/></text:span><text:span text:style-name="T67"><text:tab/></text:span><text:span text:style-name="T64">for</text:span><text:span text:style-name="T67"> i </text:span><text:span text:style-name="T64">in</text:span><text:span text:style-name="T67"> 0 .. |</text:span><text:span text:style-name="T70">Y</text:span><text:span text:style-name="T67">|-1:</text:span><text:span text:style-name="T67"><text:line-break/></text:span><text:span text:style-name="T67"><text:tab/></text:span><text:span text:style-name="T67"><text:tab/></text:span><text:span text:style-name="T79">phi</text:span><text:span text:style-name="T67"> += </text:span><text:span text:style-name="T72">create_emit</text:span><text:span text:style-name="T67">(</text:span><text:span text:style-name="T70">Y</text:span><text:span text:style-name="T67">[i], </text:span><text:span text:style-name="T68">X</text:span><text:span text:style-name="T67">[i])</text:span><text:span text:style-name="T67"><text:line-break/></text:span><text:span text:style-name="T67"><text:tab/></text:span><text:span text:style-name="T64">return</text:span><text:span text:style-name="T67"> </text:span><text:span text:style-name="T79">phi</text:span></text:p>
              </text:list-header>
            </text:list>
          </draw:text-box>
        </draw:frame>
        <draw:custom-shape draw:style-name="gr3" draw:text-style-name="P5" draw:layer="layout" svg:width="24.13cm" svg:height="13.335cm" svg:x="1.905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674cm" presentation:class="title" presentation:user-transformed="true">
          <draw:text-box>
            <text:p>素性を使ったビタビアルゴリズム</text:p>
          </draw:text-box>
        </draw:frame>
        <draw:frame presentation:style-name="pr8" draw:text-style-name="P12" draw:layer="layout" svg:width="27.904cm" svg:height="18.338cm" svg:x="-0.599cm" svg:y="3.28cm" presentation:class="outline" presentation:user-transformed="true">
          <draw:text-box>
            <text:list text:style-name="L2">
              <text:list-header>
                <text:p><text:span text:style-name="T80">split</text:span><text:span text:style-name="T7"> </text:span><text:span text:style-name="T81">line</text:span><text:span text:style-name="T7"> </text:span><text:span text:style-name="T80">into</text:span><text:span text:style-name="T7"> </text:span><text:span text:style-name="T82">words</text:span><text:span text:style-name="T82"><text:line-break/></text:span><text:span text:style-name="T82">I = </text:span><text:span text:style-name="T83">length</text:span><text:span text:style-name="T82">(words)</text:span><text:span text:style-name="T84"><text:line-break/></text:span><text:span text:style-name="T80">make</text:span><text:span text:style-name="T84"> maps </text:span><text:span text:style-name="T82">best_score, best_edge</text:span><text:span text:style-name="T82"><text:line-break/></text:span><text:span text:style-name="T82">best_score</text:span><text:span text:style-name="T83">[“0 &lt;s&gt;”]</text:span><text:span text:style-name="T82"> = </text:span><text:span text:style-name="T83">0 <text:s text:c="2"/></text:span><text:span text:style-name="T85"># &lt;s&gt;</text:span><text:span text:style-name="T85">から開始</text:span><text:span text:style-name="T85"><text:line-break/></text:span><text:span text:style-name="T86">best_edge</text:span><text:span text:style-name="T87">[“0 &lt;s&gt;”]</text:span><text:span text:style-name="T86"> =</text:span><text:span text:style-name="T87"> NULL</text:span><text:span text:style-name="T84"><text:line-break/></text:span><text:span text:style-name="T80">for</text:span><text:span text:style-name="T84"> </text:span><text:span text:style-name="T82">i</text:span><text:span text:style-name="T84"> </text:span><text:span text:style-name="T80">in</text:span><text:span text:style-name="T84"> 0 … </text:span><text:span text:style-name="T82">I</text:span><text:span text:style-name="T83">-1</text:span><text:span text:style-name="T84">:</text:span><text:span text:style-name="T84"><text:line-break/></text:span><text:span text:style-name="T84"><text:tab/></text:span><text:span text:style-name="T80">for each</text:span><text:span text:style-name="T84"> </text:span><text:span text:style-name="T82">prev</text:span><text:span text:style-name="T84"> </text:span><text:span text:style-name="T80">in</text:span><text:span text:style-name="T84"> keys of </text:span><text:span text:style-name="T82">possible_tags</text:span><text:span text:style-name="T84"><text:line-break/></text:span><text:span text:style-name="T84"><text:tab/></text:span><text:span text:style-name="T84"><text:tab/></text:span><text:span text:style-name="T80">for each</text:span><text:span text:style-name="T84"> </text:span><text:span text:style-name="T82">next</text:span><text:span text:style-name="T84"> </text:span><text:span text:style-name="T80">in</text:span><text:span text:style-name="T84"> keys of </text:span><text:span text:style-name="T82">possible_tags</text:span><text:span text:style-name="T84"><text:line-break/></text:span><text:span text:style-name="T84"><text:tab/></text:span><text:span text:style-name="T84"><text:tab/></text:span><text:span text:style-name="T84"><text:tab/></text:span><text:span text:style-name="T80">if</text:span><text:span text:style-name="T84"> best_score[“</text:span><text:span text:style-name="T82">i prev</text:span><text:span text:style-name="T83">”] </text:span><text:span text:style-name="T88">and</text:span><text:span text:style-name="T83"> transition[“prev next”] </text:span><text:span text:style-name="T88">exist</text:span><text:span text:style-name="T88"><text:line-break/></text:span><text:span text:style-name="T88"><text:tab/></text:span><text:span text:style-name="T88"><text:tab/></text:span><text:span text:style-name="T88"><text:tab/></text:span><text:span text:style-name="T88"><text:tab/></text:span><text:span text:style-name="T83">score = </text:span><text:span text:style-name="T89">best_score[“i prev”]</text:span><text:span text:style-name="T83"> + 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-log </text:span><text:span text:style-name="T90">P</text:span><text:span text:style-name="T91">T</text:span><text:span text:style-name="T90">(next|prev)</text:span><text:span text:style-name="T83"> + -log </text:span><text:span text:style-name="T85">P</text:span><text:span text:style-name="T92">E</text:span><text:span text:style-name="T85">(word[i]|next)</text:span><text:span text:style-name="T83"><text:line-break/></text:span><text:span text:style-name="T93"> 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 <text:s text:c="2"/></text:span><text:span text:style-name="T89">w</text:span><text:span text:style-name="T83">*(</text:span><text:span text:style-name="T94">create_t</text:span><text:span text:style-name="T90">(prev,next)</text:span><text:span text:style-name="T83">+</text:span><text:span text:style-name="T95">create_e</text:span><text:span text:style-name="T85">(next,word[i])</text:span><text:span text:style-name="T83">)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8">if</text:span><text:span text:style-name="T83"> </text:span><text:span text:style-name="T82">best_score</text:span><text:span text:style-name="T83">[“</text:span><text:span text:style-name="T82">i+1 next</text:span><text:span text:style-name="T83">”] </text:span><text:span text:style-name="T88">is</text:span><text:span text:style-name="T83"> new </text:span><text:span text:style-name="T88">or</text:span><text:span text:style-name="T83"> &lt; </text:span><text:span text:style-name="T82">score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2">best_score</text:span><text:span text:style-name="T83">[“</text:span><text:span text:style-name="T82">i+1 next</text:span><text:span text:style-name="T83">”] = score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2">best_edge</text:span><text:span text:style-name="T83">[“</text:span><text:span text:style-name="T82">i+1 next</text:span><text:span text:style-name="T83">”] = “</text:span><text:span text:style-name="T82">i prev</text:span><text:span text:style-name="T83">”</text:span><text:span text:style-name="T83"><text:line-break/></text:span><text:span text:style-name="T85"># &lt;/s&gt;</text:span><text:span text:style-name="T85">に対して同様の処理</text:span><text:span text:style-name="T84"><text:line-break/></text:span><text:span text:style-name="T84"><text:tab/></text:span></text:p>
              </text:list-header>
            </text:list>
          </draw:text-box>
        </draw:frame>
        <draw:custom-shape draw:style-name="gr13" draw:text-style-name="P5" draw:layer="layout" svg:width="17.145cm" svg:height="1.27cm" svg:x="10.16cm" svg:y="13.60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415cm" svg:y1="14.905cm" svg:x2="18.415cm" svg:y2="15.54cm">
          <text:p/>
        </draw:line>
        <draw:custom-shape draw:style-name="gr13" draw:text-style-name="P5" draw:layer="layout" svg:width="19.786cm" svg:height="1.27cm" svg:x="7.62cm" svg:y="15.2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6" draw:layer="layout" svg:width="27.365cm" svg:height="15.891cm" svg:x="0.635cm" svg:y="4.46cm" presentation:class="outline" presentation:user-transformed="true">
          <draw:text-box>
            <text:list text:style-name="L2">
              <text:list-item>
                <text:p><text:span text:style-name="T16">実装 </text:span><text:span text:style-name="T19">train-hmm-percep</text:span><text:span text:style-name="T19">と</text:span><text:span text:style-name="T19">test-hmm-percep</text:span></text:p>
              </text:list-item>
              <text:list-item>
                <text:p><text:span text:style-name="T16">テスト</text:span></text:p>
                <text:list>
                  <text:list-item>
                    <text:p><text:span text:style-name="T19">入力</text:span><text:span text:style-name="T19">: </text:span><text:span text:style-name="T96">test/05-{train,test}-input.txt</text:span></text:p>
                  </text:list-item>
                  <text:list-item>
                    <text:p><text:span text:style-name="T19">出力</text:span><text:span text:style-name="T19">: </text:span><text:span text:style-name="T96">test/05-{train,test}-answer.txt</text:span></text:p>
                  </text:list-item>
                </text:list>
              </text:list-item>
              <text:list-item>
                <text:p><text:span text:style-name="T21">学習</text:span><text:span text:style-name="T97"> </text:span><text:span text:style-name="T98">data/wiki-en-train.norm_pos</text:span><text:span text:style-name="T97"> </text:span><text:span text:style-name="T97"><text:line-break/></text:span><text:span text:style-name="T21">実行</text:span><text:span text:style-name="T97"> </text:span><text:span text:style-name="T98">data/wiki-en-test.norm</text:span></text:p>
              </text:list-item>
              <text:list-item>
                <text:p><text:span text:style-name="T16">評価</text:span><text:span text:style-name="T19"><text:line-break/></text:span><text:span text:style-name="T99">script/gradepos.pl data/wiki-en-test.pos my_answer.pos</text:span></text:p>
              </text:list-item>
              <text:list-item>
                <text:p><text:span text:style-name="T100">比較</text:span><text:span text:style-name="T101"> 通常の生成モデルを用いた</text:span><text:span text:style-name="T101">HMM</text:span><text:span text:style-name="T101">と</text:span></text:p>
              </text:list-item>
              <text:list-item>
                <text:p><text:span text:style-name="T100">チャレンジ</text:span><text:span text:style-name="T101"><text:line-break/></text:span><text:span text:style-name="T101"><text:tab/></text:span><text:span text:style-name="T101">新しい素性を導入</text:span><text:span text:style-name="T101"><text:line-break/></text:span><text:span text:style-name="T101"><text:tab/></text:span><text:span text:style-name="T101">平均化、マージン、正則化などの識別学習を利用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1 – </text:span><text:span text:style-name="MT2">構造化パーセプトロン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18H14M8S</meta:editing-duration>
    <meta:editing-cycles>619</meta:editing-cycles>
    <dc:date>2013-04-16T14:30:57</dc:date>
    <dc:creator>Graham Neubig</dc:creator>
    <meta:generator>LibreOffice/3.4$Linux LibreOffice_project/340m1$Build-402</meta:generator>
    <meta:document-statistic meta:object-count="570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10/content.xml><?xml version="1.0" encoding="utf-8"?>
<math xmlns="http://www.w3.org/1998/Math/MathML">
  <semantics>
    <mrow>
      <mrow>
        <mstyle color="red">
          <mrow>
            <mover accent="true">
              <mi>Y</mi>
              <mo stretchy="false">̂</mo>
            </mover>
          </mrow>
        </mstyle>
        <mo stretchy="false">=</mo>
        <msub>
          <mtext>argmax</mtext>
          <mrow>
            <mstyle color="red">
              <mrow>
                <mi>Y</mi>
              </mrow>
            </mstyle>
          </mrow>
        </msub>
      </mrow>
      <mrow>
        <msub>
          <mo stretchy="false">∑</mo>
          <mi>i</mi>
        </msub>
        <mstyle color="green">
          <mrow>
            <msub>
              <mi>w</mi>
              <mi>i</mi>
            </msub>
          </mrow>
        </mstyle>
      </mrow>
      <mstyle color="fuchsia">
        <mrow>
          <msub>
            <mo stretchy="false">ϕ</mo>
            <mi>i</mi>
          </msub>
        </mrow>
      </mstyle>
      <mrow>
        <mo stretchy="false">(</mo>
        <mrow>
          <mstyle color="blue">
            <mrow>
              <mi>X</mi>
            </mrow>
          </mstyle>
          <mi>,</mi>
          <mstyle color="red">
            <mrow>
              <mi>Y</mi>
            </mrow>
          </mstyle>
        </mrow>
        <mo stretchy="false">)</mo>
      </mrow>
    </mrow>
    <annotation encoding="StarMath 5.0">color red hat Y = "argmax"_{color red Y} sum_i color green w_i color magenta %phi_i(color blue X, color red Y)</annotation>
  </semantics>
</math>
</file>

<file path=Object 11/content.xml><?xml version="1.0" encoding="utf-8"?>
<math xmlns="http://www.w3.org/1998/Math/MathML">
  <semantics>
    <mrow>
      <mrow>
        <mstyle color="red">
          <mrow>
            <msub>
              <mi>w</mi>
              <mrow>
                <mi>T</mi>
                <mi>,</mi>
                <msub>
                  <mi>y</mi>
                  <mrow>
                    <mrow>
                      <mi>i</mi>
                      <mo stretchy="false">−</mo>
                      <mn>1</mn>
                    </mrow>
                  </mrow>
                </msub>
                <mi>,</mi>
                <msub>
                  <mi>y</mi>
                  <mi>i</mi>
                </msub>
              </mrow>
            </msub>
          </mrow>
        </mstyle>
        <mo stretchy="false">=</mo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color red w_{T,y_{i-1},y_i} = log color red {P_T(y_i divides y_{i-1})}</annotation>
  </semantics>
</math>
</file>

<file path=Object 12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13/content.xml><?xml version="1.0" encoding="utf-8"?>
<math xmlns="http://www.w3.org/1998/Math/MathML">
  <semantics>
    <mrow>
      <mi>S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style color="blue">
            <mrow>
              <msub>
                <mi>w</mi>
                <mrow>
                  <mi>E</mi>
                  <mi>,</mi>
                  <msub>
                    <mi>y</mi>
                    <mi>i</mi>
                  </msub>
                  <mi>,</mi>
                  <msub>
                    <mi>x</mi>
                    <mi>i</mi>
                  </msub>
                </mrow>
              </msub>
            </mrow>
          </mstyle>
        </mrow>
      </mrow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sub>
              <mi>w</mi>
              <mrow>
                <mi>E</mi>
                <mi>,</mi>
                <msub>
                  <mi>y</mi>
                  <mrow>
                    <mrow>
                      <mi>i</mi>
                      <mo stretchy="false">−</mo>
                      <mn>1</mn>
                    </mrow>
                  </mrow>
                </msub>
                <mi>,</mi>
                <msub>
                  <mi>y</mi>
                  <mi>i</mi>
                </msub>
              </mrow>
            </msub>
          </mrow>
        </mstyle>
      </mrow>
    </mrow>
    <annotation encoding="StarMath 5.0">S(X, Y) = sum_1^{I} color blue w_{E,y_i,x_i} sum_{i=1}^{I+1} color red w_{E,y_{i-1},y_i}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16/content.xml><?xml version="1.0" encoding="utf-8"?>
<math xmlns="http://www.w3.org/1998/Math/MathML">
  <semantics>
    <mrow>
      <mrow>
        <mstyle color="red">
          <mrow>
            <mover accent="true">
              <mi>Y</mi>
              <mo stretchy="false">̂</mo>
            </mover>
          </mrow>
        </mstyle>
        <mo stretchy="false">=</mo>
        <msub>
          <mtext>argmax</mtext>
          <mrow>
            <mstyle color="red">
              <mrow>
                <mi>Y</mi>
              </mrow>
            </mstyle>
          </mrow>
        </msub>
      </mrow>
      <mrow>
        <msub>
          <mo stretchy="false">∑</mo>
          <mi>i</mi>
        </msub>
        <mstyle color="green">
          <mrow>
            <msub>
              <mi>w</mi>
              <mi>i</mi>
            </msub>
          </mrow>
        </mstyle>
      </mrow>
      <mstyle color="fuchsia">
        <mrow>
          <msub>
            <mo stretchy="false">ϕ</mo>
            <mi>i</mi>
          </msub>
        </mrow>
      </mstyle>
      <mrow>
        <mo stretchy="false">(</mo>
        <mrow>
          <mstyle color="blue">
            <mrow>
              <mi>X</mi>
            </mrow>
          </mstyle>
          <mi>,</mi>
          <mstyle color="red">
            <mrow>
              <mi>Y</mi>
            </mrow>
          </mstyle>
        </mrow>
        <mo stretchy="false">)</mo>
      </mrow>
    </mrow>
    <annotation encoding="StarMath 5.0">color red hat Y = "argmax"_{color red Y} sum_i color green w_i color magenta %phi_i(color blue X, color red Y)</annotation>
  </semantics>
</math>
</file>

<file path=Object 17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row>
                  <mi>Y</mi>
                  <mi>'</mi>
                </mrow>
              </mrow>
            </mstyle>
          </mrow>
          <mo stretchy="false">)</mo>
        </mrow>
        <mo stretchy="false">−</mo>
        <mstyle color="fuchsia">
          <mrow>
            <mstyle mathvariant="bold">
              <mrow>
                <mo stretchy="false">ϕ</mo>
              </mrow>
            </mstyle>
          </mrow>
        </mstyle>
      </mrow>
      <mrow>
        <mo stretchy="false">(</mo>
        <mrow>
          <mstyle color="blue">
            <mrow>
              <mi>X</mi>
            </mrow>
          </mstyle>
          <mi>,</mi>
          <mstyle color="red">
            <mrow>
              <mover accent="true">
                <mi>Y</mi>
                <mo stretchy="false">̂</mo>
              </mover>
            </mrow>
          </mstyle>
        </mrow>
        <mo stretchy="false">)</mo>
      </mrow>
    </mrow>
    <annotation encoding="StarMath 5.0">color green bold w leftarrow color green bold w + color magenta bold %phi (color blue X, color red {Y'}) - color magenta bold %phi (color blue X, color red hat Y)
</annotation>
  </semantics>
</math>
</file>

<file path=Object 18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9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2/content.xml><?xml version="1.0" encoding="utf-8"?>
<math xmlns="http://www.w3.org/1998/Math/MathML">
  <semantics>
    <mrow>
      <mi>log</mi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i>log</mi>
        </mrow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log P(X, Y) = sum_1^{I} log color blue {P_E(x_i divides y_i)} sum_{i=1}^{I+1} log color red {P_T(y_i divides y_{i-1})}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4/content.xml><?xml version="1.0" encoding="utf-8"?>
<math xmlns="http://www.w3.org/1998/Math/MathML">
  <semantics>
    <mrow>
      <mi>log</mi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i>log</mi>
        </mrow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log P(X, Y) = sum_1^{I} log color blue {P_E(x_i divides y_i)} sum_{i=1}^{I+1} log color red {P_T(y_i divides y_{i-1})}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style color="blue">
            <mrow>
              <msub>
                <mi>w</mi>
                <mrow>
                  <mi>E</mi>
                  <mi>,</mi>
                  <msub>
                    <mi>y</mi>
                    <mi>i</mi>
                  </msub>
                  <mi>,</mi>
                  <msub>
                    <mi>x</mi>
                    <mi>i</mi>
                  </msub>
                </mrow>
              </msub>
            </mrow>
          </mstyle>
        </mrow>
      </mrow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sub>
              <mi>w</mi>
              <mrow>
                <mi>E</mi>
                <mi>,</mi>
                <msub>
                  <mi>y</mi>
                  <mrow>
                    <mrow>
                      <mi>i</mi>
                      <mo stretchy="false">−</mo>
                      <mn>1</mn>
                    </mrow>
                  </mrow>
                </msub>
                <mi>,</mi>
                <msub>
                  <mi>y</mi>
                  <mi>i</mi>
                </msub>
              </mrow>
            </msub>
          </mrow>
        </mstyle>
      </mrow>
    </mrow>
    <annotation encoding="StarMath 5.0">S(X, Y) = sum_1^{I} color blue w_{E,y_i,x_i} sum_{i=1}^{I+1} color red w_{E,y_{i-1},y_i}</annotation>
  </semantics>
</math>
</file>

<file path=Object 8/content.xml><?xml version="1.0" encoding="utf-8"?>
<math xmlns="http://www.w3.org/1998/Math/MathML">
  <semantics>
    <mrow>
      <mrow>
        <mstyle color="blue">
          <mrow>
            <msub>
              <mi>w</mi>
              <mrow>
                <mi>E</mi>
                <mi>,</mi>
                <msub>
                  <mi>y</mi>
                  <mi>i</mi>
                </msub>
                <mi>,</mi>
                <msub>
                  <mi>x</mi>
                  <mi>i</mi>
                </msub>
              </mrow>
            </msub>
          </mrow>
        </mstyle>
        <mo stretchy="false">=</mo>
        <mi>log</mi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</mrow>
    <annotation encoding="StarMath 5.0">color blue w_{E,y_i,x_i} = log color blue { P_E(x_i divides y_i) }</annotation>
  </semantics>
</math>
</file>

<file path=Object 9/content.xml><?xml version="1.0" encoding="utf-8"?>
<math xmlns="http://www.w3.org/1998/Math/MathML">
  <semantics>
    <mrow>
      <mi>log</mi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i>log</mi>
        </mrow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log P(X, Y) = sum_1^{I} log color blue {P_E(x_i divides y_i)} sum_{i=1}^{I+1} log color red {P_T(y_i divides y_{i-1})}</annotation>
  </semantics>
</math>
</file>